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standard">
      <style:graphic-properties draw:fill="solid" draw:fill-color="#6666ff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fill="solid" draw:fill-color="#993366"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fill="solid" draw:fill-color="#ff3333"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draw:fill-color="#ff420e"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draw:fill="solid" draw:fill-color="#9999ff" draw:textarea-horizontal-align="justify" draw:textarea-vertical-align="middle" draw:auto-grow-height="false" fo:min-height="0cm" fo:min-width="0cm"/>
    </style:style>
    <style:style style:name="gr8" style:family="graphic" style:parent-style-name="standard">
      <style:graphic-properties draw:fill="solid" draw:fill-color="#ffd320" draw:textarea-horizontal-align="justify" draw:textarea-vertical-align="middle" draw:auto-grow-height="false" fo:min-height="0cm" fo:min-width="0cm"/>
    </style:style>
    <style:style style:name="gr9" style:family="graphic" style:parent-style-name="standard">
      <style:graphic-properties draw:fill="solid" draw:fill-color="#004586" draw:textarea-horizontal-align="justify" draw:textarea-vertical-align="middle" draw:auto-grow-height="false" fo:min-height="0cm" fo:min-width="0cm"/>
    </style:style>
    <style:style style:name="gr10" style:family="graphic" style:parent-style-name="standard">
      <style:graphic-properties draw:fill="solid" draw:fill-color="#0084d1" draw:textarea-horizontal-align="justify" draw:textarea-vertical-align="middle" draw:auto-grow-height="false" fo:min-height="0cm" fo:min-width="0cm"/>
    </style:style>
    <style:style style:name="gr11" style:family="graphic" style:parent-style-name="standard">
      <style:graphic-properties draw:fill="solid" draw:fill-color="#cc3300" draw:textarea-horizontal-align="justify" draw:textarea-vertical-align="middle" draw:auto-grow-height="false" fo:min-height="0cm" fo:min-width="0cm"/>
    </style:style>
    <style:style style:name="gr12" style:family="graphic" style:parent-style-name="standard">
      <style:graphic-properties draw:fill="solid" draw:fill-color="#7e0021" draw:textarea-horizontal-align="justify" draw:textarea-vertical-align="middle" draw:auto-grow-height="false" fo:min-height="0cm" fo:min-width="0cm"/>
    </style:style>
    <style:style style:name="gr13" style:family="graphic" style:parent-style-name="standard">
      <style:graphic-properties draw:fill="solid" draw:fill-color="#33ff99" draw:textarea-horizontal-align="justify" draw:textarea-vertical-align="middle" draw:auto-grow-height="false" fo:min-height="0cm" fo:min-width="0cm"/>
    </style:style>
    <style:style style:name="gr14" style:family="graphic" style:parent-style-name="standard">
      <style:graphic-properties draw:fill="solid" draw:fill-color="#314004" draw:textarea-horizontal-align="justify" draw:textarea-vertical-align="middle" draw:auto-grow-height="false" fo:min-height="0cm" fo:min-width="0cm"/>
    </style:style>
    <style:style style:name="gr15" style:family="graphic" style:parent-style-name="standard">
      <style:graphic-properties draw:fill="solid" draw:fill-color="#aecf00" draw:textarea-horizontal-align="justify" draw:textarea-vertical-align="middle" draw:auto-grow-height="false" fo:min-height="0cm" fo:min-width="0cm"/>
    </style:style>
    <style:style style:name="gr16" style:family="graphic" style:parent-style-name="standard">
      <style:graphic-properties draw:fill="solid" draw:fill-color="#ff420e" draw:textarea-horizontal-align="justify" draw:textarea-vertical-align="middle" draw:auto-grow-height="false" fo:min-height="0cm" fo:min-width="0cm"/>
    </style:style>
    <style:style style:name="gr17" style:family="graphic" style:parent-style-name="standard">
      <style:graphic-properties draw:fill="solid" draw:fill-color="#ff950e" draw:textarea-horizontal-align="justify" draw:textarea-vertical-align="middle" draw:auto-grow-height="false" fo:min-height="0cm" fo:min-width="0cm"/>
    </style:style>
    <style:style style:name="gr18" style:family="graphic" style:parent-style-name="standard">
      <style:graphic-properties draw:fill="solid" draw:fill-color="#4b1f6f" draw:textarea-horizontal-align="justify" draw:textarea-vertical-align="middle" draw:auto-grow-height="false" fo:min-height="0cm" fo:min-width="0cm"/>
    </style:style>
    <style:style style:name="gr19" style:family="graphic" style:parent-style-name="standard">
      <style:graphic-properties draw:fill="solid" draw:fill-color="#0066cc" draw:textarea-horizontal-align="justify" draw:textarea-vertical-align="middle" draw:auto-grow-height="false" fo:min-height="0cm" fo:min-width="0cm"/>
    </style:style>
    <style:style style:name="gr20" style:family="graphic" style:parent-style-name="standard">
      <style:graphic-properties draw:fill="solid" draw:fill-color="#e6e6ff" draw:textarea-horizontal-align="justify" draw:textarea-vertical-align="middle" draw:auto-grow-height="false" fo:min-height="0cm" fo:min-width="0cm"/>
    </style:style>
    <style:style style:name="gr21" style:family="graphic" style:parent-style-name="standard">
      <style:graphic-properties draw:fill="solid" draw:fill-color="#c5000b" draw:textarea-horizontal-align="justify" draw:textarea-vertical-align="middle" draw:auto-grow-height="false" fo:min-height="0cm" fo:min-width="0cm"/>
    </style:style>
    <style:style style:name="gr22" style:family="graphic" style:parent-style-name="standard">
      <style:graphic-properties draw:fill="solid" draw:fill-color="#99ffcc" draw:textarea-horizontal-align="justify" draw:textarea-vertical-align="middle" draw:auto-grow-height="false" fo:min-height="0cm" fo:min-width="0cm"/>
    </style:style>
    <style:style style:name="gr23" style:family="graphic" style:parent-style-name="standard">
      <style:graphic-properties draw:fill="solid" draw:fill-color="#579d1c" draw:textarea-horizontal-align="justify" draw:textarea-vertical-align="middle" draw:auto-grow-height="false" fo:min-height="0cm" fo:min-width="0cm"/>
    </style:style>
    <style:style style:name="gr24" style:family="graphic" style:parent-style-name="standard">
      <style:graphic-properties draw:fill="solid" draw:fill-color="#ff8080" draw:textarea-horizontal-align="justify" draw:textarea-vertical-align="middle" draw:auto-grow-height="false" fo:min-height="0cm" fo:min-width="0cm"/>
    </style:style>
    <style:style style:name="gr25" style:family="graphic" style:parent-style-name="standard">
      <style:graphic-properties draw:fill="solid" draw:fill-color="#ffffcc" draw:textarea-horizontal-align="justify" draw:textarea-vertical-align="middle" draw:auto-grow-height="false" fo:min-height="0cm" fo:min-width="0cm"/>
    </style:style>
    <style:style style:name="gr26" style:family="graphic" style:parent-style-name="standard">
      <style:graphic-properties draw:fill="solid" draw:fill-color="#660066" draw:textarea-horizontal-align="justify" draw:textarea-vertical-align="middle" draw:auto-grow-height="false" fo:min-height="0cm" fo:min-width="0cm"/>
    </style:style>
    <style:style style:name="gr27" style:family="graphic" style:parent-style-name="standard">
      <style:graphic-properties draw:fill="solid" draw:fill-color="#ff6600" draw:textarea-horizontal-align="justify" draw:textarea-vertical-align="middle" draw:auto-grow-height="false" fo:min-height="0cm" fo:min-width="0cm"/>
    </style:style>
    <style:style style:name="gr28" style:family="graphic" style:parent-style-name="standard">
      <style:graphic-properties draw:fill="solid" draw:fill-color="#9900ff" draw:textarea-horizontal-align="justify" draw:textarea-vertical-align="middle" draw:auto-grow-height="false" fo:min-height="0cm" fo:min-width="0cm"/>
    </style:style>
    <style:style style:name="gr29" style:family="graphic" style:parent-style-name="standard">
      <style:graphic-properties draw:fill="solid" draw:fill-color="#000000" draw:textarea-horizontal-align="justify" draw:textarea-vertical-align="middle" draw:auto-grow-height="false" fo:min-height="0cm" fo:min-width="0cm"/>
    </style:style>
    <style:style style:name="gr30" style:family="graphic" style:parent-style-name="standard">
      <style:graphic-properties svg:stroke-color="#9900ff" draw:fill-color="#ff8080" draw:textarea-horizontal-align="justify" draw:textarea-vertical-align="middle" draw:auto-grow-height="false" fo:min-height="0cm" fo:min-width="0cm"/>
    </style:style>
    <style:style style:name="gr31" style:family="graphic" style:parent-style-name="standard">
      <style:graphic-properties draw:fill-color="#ff8080" draw:textarea-horizontal-align="justify" draw:textarea-vertical-align="middle" draw:auto-grow-height="false" fo:min-height="0cm" fo:min-width="0cm"/>
    </style:style>
    <style:style style:name="gr32" style:family="graphic" style:parent-style-name="standard">
      <style:graphic-properties draw:fill="solid" draw:fill-color="#ccff99" draw:textarea-horizontal-align="justify" draw:textarea-vertical-align="middle" draw:auto-grow-height="false" fo:min-height="0cm" fo:min-width="0cm"/>
    </style:style>
    <style:style style:name="gr33" style:family="graphic" style:parent-style-name="standard">
      <style:graphic-properties svg:stroke-width="0.028cm" draw:marker-start-width="0.242cm" draw:marker-end="Arrow" draw:marker-end-width="0.242cm" draw:fill-color="#009933" draw:textarea-vertical-align="middle" fo:padding-top="0.139cm" fo:padding-bottom="0.139cm" fo:padding-left="0.264cm" fo:padding-right="0.264cm"/>
    </style:style>
    <style:style style:name="gr34" style:family="graphic" style:parent-style-name="standard">
      <style:graphic-properties draw:fill-color="#009933" draw:textarea-vertical-align="middle"/>
    </style:style>
    <style:style style:name="gr35" style:family="graphic" style:parent-style-name="standard">
      <style:graphic-properties draw:fill-color="#ccffff" draw:textarea-horizontal-align="justify" draw:textarea-vertical-align="middle" draw:auto-grow-height="false" fo:min-height="0cm" fo:min-width="0cm"/>
    </style:style>
    <style:style style:name="gr36" style:family="graphic" style:parent-style-name="standard">
      <style:graphic-properties draw:stroke="none" svg:stroke-color="#000000" draw:fill="none" draw:fill-color="#ffffff" fo:min-height="3.85cm"/>
    </style:style>
    <style:style style:name="gr37" style:family="graphic" style:parent-style-name="standard">
      <style:graphic-properties draw:textarea-horizontal-align="justify" draw:textarea-vertical-align="middle" draw:auto-grow-height="true" draw:auto-grow-width="false"/>
    </style:style>
    <style:style style:name="gr38" style:family="graphic" style:parent-style-name="standard">
      <style:graphic-properties draw:fill-color="#99cc66" draw:textarea-vertical-align="middle"/>
    </style:style>
    <style:style style:name="gr39" style:family="graphic" style:parent-style-name="standard">
      <style:graphic-properties draw:fill-color="#cfe7f5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d320" fo:font-family="'Arial Black'" style:font-family-generic="swiss" style:font-pitch="variable" fo:font-size="20pt"/>
    </style:style>
    <style:style style:name="P3" style:family="paragraph">
      <style:paragraph-properties fo:margin-left="0cm" fo:margin-right="6.818cm" fo:text-align="center" fo:text-indent="6.074cm"/>
      <style:text-properties fo:color="#ffd320"/>
    </style:style>
    <style:style style:name="P4" style:family="paragraph">
      <style:paragraph-properties fo:text-align="start"/>
    </style:style>
    <style:style style:name="P5" style:family="paragraph">
      <style:paragraph-properties fo:text-align="center">
        <style:tab-stops>
          <style:tab-stop style:position="0.635cm"/>
          <style:tab-stop style:position="1.27cm"/>
          <style:tab-stop style:position="1.905cm"/>
          <style:tab-stop style:position="2.54cm"/>
          <style:tab-stop style:position="3.175cm"/>
          <style:tab-stop style:position="3.81cm"/>
          <style:tab-stop style:position="4.445cm"/>
          <style:tab-stop style:position="5.08cm"/>
          <style:tab-stop style:position="5.715cm"/>
          <style:tab-stop style:position="6.35cm"/>
          <style:tab-stop style:position="6.985cm"/>
          <style:tab-stop style:position="7.62cm"/>
          <style:tab-stop style:position="8.255cm"/>
          <style:tab-stop style:position="8.89cm"/>
          <style:tab-stop style:position="9.525cm"/>
          <style:tab-stop style:position="10.16cm"/>
          <style:tab-stop style:position="10.795cm"/>
          <style:tab-stop style:position="11.43cm"/>
          <style:tab-stop style:position="12.065cm"/>
          <style:tab-stop style:position="12.7cm"/>
          <style:tab-stop style:position="13.335cm"/>
          <style:tab-stop style:position="13.97cm"/>
          <style:tab-stop style:position="14.605cm"/>
          <style:tab-stop style:position="15.24cm"/>
          <style:tab-stop style:position="15.875cm"/>
          <style:tab-stop style:position="16.51cm"/>
          <style:tab-stop style:position="17.145cm"/>
          <style:tab-stop style:position="17.78cm"/>
          <style:tab-stop style:position="18.415cm"/>
          <style:tab-stop style:position="19.05cm"/>
          <style:tab-stop style:position="19.685cm"/>
          <style:tab-stop style:position="20.32cm"/>
        </style:tab-stops>
      </style:paragraph-properties>
    </style:style>
    <style:style style:name="P6" style:family="paragraph">
      <style:paragraph-properties fo:text-align="center"/>
      <style:text-properties fo:font-size="36pt" fo:font-weight="bold" style:font-size-asian="36pt" style:font-weight-asian="bold" style:font-size-complex="36pt" style:font-weight-complex="bold"/>
    </style:style>
    <style:style style:name="P7" style:family="paragraph">
      <style:paragraph-properties fo:text-align="center"/>
      <style:text-properties fo:color="#000000"/>
    </style:style>
    <style:style style:name="T1" style:family="text">
      <style:text-properties fo:color="#ffd320" fo:font-family="'Arial Black'" style:font-family-generic="swiss" style:font-pitch="variable" fo:font-size="20pt"/>
    </style:style>
    <style:style style:name="T2" style:family="text">
      <style:text-properties fo:font-size="24pt" fo:font-weight="bold" style:font-size-asian="24pt" style:font-weight-asian="bold" style:font-size-complex="24pt" style:font-weight-complex="bold"/>
    </style:style>
    <style:style style:name="T3" style:family="text">
      <style:text-properties style:use-window-font-color="true" style:text-outline="false" style:text-line-through-style="none" fo:font-family="'맑은 고딕'" fo:font-size="18pt" fo:language="zxx" fo:country="none" fo:font-style="normal" fo:text-shadow="none" style:text-underline-style="none" fo:font-weight="normal" style:letter-kerning="true" style:font-family-asian="'맑은 고딕'" style:font-size-asian="18pt" style:font-style-asian="normal" style:font-weight-asian="normal" style:font-family-complex="'맑은 고딕'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36pt" fo:font-weight="bold" style:font-size-asian="36pt" style:font-weight-asian="bold" style:font-size-complex="36pt" style:font-weight-complex="bold"/>
    </style:style>
    <style:style style:name="T5" style:family="text">
      <style:text-properties fo:color="#ff6600"/>
    </style:style>
    <style:style style:name="T6" style:family="text">
      <style:text-properties fo:color="#ff420e" fo:font-size="24pt" style:font-size-asian="24pt" style:font-size-complex="24pt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fo:font-size="18pt" style:font-size-asian="18pt" style:font-size-complex="18pt"/>
    </style:style>
    <style:style style:name="T9" style:family="text">
      <style:text-properties fo:color="#eeeeee" fo:font-size="18pt" style:font-size-asian="18pt" style:font-size-complex="18pt"/>
    </style:style>
    <style:style style:name="T10" style:family="text">
      <style:text-properties fo:color="#eeeeee"/>
    </style:style>
    <style:style style:name="T11" style:family="text">
      <style:text-properties fo:color="#c5000b"/>
    </style:style>
    <style:style style:name="T12" style:family="text">
      <style:text-properties fo:color="#000000"/>
    </style:style>
    <style:style style:name="T13" style:family="text">
      <style:text-properties fo:color="#c5000b" fo:font-size="18pt" style:font-size-asian="18pt" style:font-size-complex="18pt"/>
    </style:style>
    <style:style style:name="T14" style:family="text">
      <style:text-properties fo:color="#000000" fo:font-size="18pt" style:font-size-asian="18pt" style:font-size-complex="18pt"/>
    </style:style>
    <style:style style:name="T15" style:family="text">
      <style:text-properties fo:color="#111111" fo:font-size="18pt" style:font-size-asian="18pt" style:font-size-complex="18pt"/>
    </style:style>
    <style:style style:name="T16" style:family="text">
      <style:text-properties fo:color="#000000" fo:font-size="24pt" style:font-size-asian="24pt" style:font-size-complex="24pt"/>
    </style:style>
    <style:style style:name="T17" style:family="text">
      <style:text-properties fo:color="#ff3333"/>
    </style:style>
    <style:style style:name="T18" style:family="text">
      <style:text-properties fo:color="#ff3399" fo:font-size="18pt" style:font-size-asian="18pt" style:font-size-complex="18pt"/>
    </style:style>
    <style:style style:name="T19" style:family="text">
      <style:text-properties fo:color="#ffffff" fo:font-size="18pt" style:font-size-asian="18pt" style:font-size-complex="18pt"/>
    </style:style>
    <style:style style:name="T20" style:family="text">
      <style:text-properties fo:color="#ff6600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xml:id="id1" draw:id="id1" draw:layer="layout" svg:width="5.2cm" svg:height="3.8cm" svg:x="8.6cm" svg:y="-14.7cm">
          <text:p text:style-name="P1">Book</text:p>
        </draw:rect>
        <draw:connector draw:style-name="gr2" draw:text-style-name="P1" draw:layer="layout" svg:x1="11.2cm" svg:y1="-10.9cm" svg:x2="3.731cm" svg:y2="-7.6cm" draw:start-shape="id1" draw:start-glue-point="2" draw:end-shape="id2" svg:d="M11200-10900v1644h-7469v1656">
          <text:p/>
        </draw:connector>
        <draw:connector draw:style-name="gr2" draw:text-style-name="P1" draw:layer="layout" svg:x1="11.2cm" svg:y1="-10.9cm" svg:x2="-1.65cm" svg:y2="-7.6cm" draw:start-shape="id1" draw:end-shape="id3" draw:end-glue-point="0" svg:d="M11200-10900v1644h-12850v1656">
          <text:p/>
        </draw:connector>
        <draw:connector draw:style-name="gr2" draw:text-style-name="P1" draw:layer="layout" svg:x1="11.2cm" svg:y1="-10.9cm" svg:x2="9.185cm" svg:y2="-7.6cm" draw:start-shape="id1" draw:start-glue-point="2" draw:end-shape="id4" svg:d="M11200-10900v1644h-2015v1656">
          <text:p/>
        </draw:connector>
        <draw:connector draw:style-name="gr2" draw:text-style-name="P1" draw:layer="layout" svg:x1="11.2cm" svg:y1="-10.9cm" svg:x2="14.476cm" svg:y2="-7.6cm" draw:start-shape="id1" draw:start-glue-point="2" draw:end-shape="id5" svg:d="M11200-10900v1644h3276v1656">
          <text:p/>
        </draw:connector>
        <draw:connector draw:style-name="gr2" draw:text-style-name="P1" draw:layer="layout" svg:x1="11.2cm" svg:y1="-10.9cm" svg:x2="19.55cm" svg:y2="-7.6cm" draw:start-shape="id1" draw:end-shape="id6" draw:end-glue-point="0" svg:d="M11200-10900v1644h8350v1656">
          <text:p/>
        </draw:connector>
        <draw:custom-shape draw:style-name="gr3" draw:text-style-name="P1" draw:layer="layout" svg:width="0.6cm" svg:height="0.7cm" svg:x="24.4cm" svg:y="18.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draw:layer="layout" svg:width="0.6cm" svg:height="0.7cm" svg:x="23.5cm" svg:y="18.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1" draw:layer="layout" svg:width="0.6cm" svg:height="0.7cm" svg:x="22.4cm" svg:y="15.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" draw:text-style-name="P1" draw:layer="layout" svg:width="0.6cm" svg:height="0.7cm" svg:x="4.7cm" svg:y="19.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7" draw:text-style-name="P1" draw:layer="layout" svg:width="0.6cm" svg:height="0.7cm" svg:x="3.7cm" svg:y="19.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1" draw:layer="layout" svg:width="0.6cm" svg:height="0.7cm" svg:x="2.7cm" svg:y="19.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" draw:layer="layout" svg:width="0.6cm" svg:height="0.7cm" svg:x="1.7cm" svg:y="19.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0" draw:text-style-name="P1" draw:layer="layout" svg:width="0.6cm" svg:height="0.7cm" svg:x="0.7cm" svg:y="19.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0.6cm" svg:height="0.7cm" svg:x="-4.4cm" svg:y="19.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0.6cm" svg:height="0.7cm" svg:x="-0.3cm" svg:y="19.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" draw:layer="layout" svg:width="0.6cm" svg:height="0.7cm" svg:x="-3.4cm" svg:y="19.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1" draw:layer="layout" svg:width="0.6cm" svg:height="0.7cm" svg:x="-1.3cm" svg:y="19.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0.6cm" svg:height="0.7cm" svg:x="24.5cm" svg:y="17.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0.6cm" svg:height="0.7cm" svg:x="23.5cm" svg:y="17.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1" draw:layer="layout" svg:width="0.6cm" svg:height="0.7cm" svg:x="21.5cm" svg:y="17.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" draw:layer="layout" svg:width="0.6cm" svg:height="0.7cm" svg:x="20.5cm" svg:y="17.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0" draw:text-style-name="P1" draw:layer="layout" svg:width="0.6cm" svg:height="0.7cm" svg:x="19.5cm" svg:y="17.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1" draw:layer="layout" svg:width="0.6cm" svg:height="0.7cm" svg:x="18.5cm" svg:y="17.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" draw:layer="layout" svg:width="0.6cm" svg:height="0.7cm" svg:x="16.5cm" svg:y="17.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" draw:layer="layout" svg:width="0.6cm" svg:height="0.7cm" svg:x="15.5cm" svg:y="17.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6" draw:text-style-name="P1" draw:layer="layout" svg:width="0.6cm" svg:height="0.7cm" svg:x="-2.4cm" svg:y="19.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7" draw:text-style-name="P1" draw:layer="layout" svg:width="0.6cm" svg:height="0.7cm" svg:x="22.5cm" svg:y="17.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0.6cm" svg:height="0.7cm" svg:x="17.5cm" svg:y="17.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6" draw:text-style-name="P1" draw:layer="layout" svg:width="0.6cm" svg:height="0.7cm" svg:x="16.6cm" svg:y="18.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" draw:layer="layout" svg:width="0.6cm" svg:height="0.7cm" svg:x="21.6cm" svg:y="18.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0.6cm" svg:height="0.7cm" svg:x="20.6cm" svg:y="18.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0.6cm" svg:height="0.7cm" svg:x="22.6cm" svg:y="18.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7" draw:text-style-name="P1" draw:layer="layout" svg:width="0.6cm" svg:height="0.7cm" svg:x="19.6cm" svg:y="18.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draw:layer="layout" svg:width="0.6cm" svg:height="0.7cm" svg:x="13.6cm" svg:y="18.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0.6cm" svg:height="0.7cm" svg:x="9.6cm" svg:y="18.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6" draw:text-style-name="P1" draw:layer="layout" svg:width="0.6cm" svg:height="0.7cm" svg:x="8.6cm" svg:y="18.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draw:layer="layout" svg:width="0.6cm" svg:height="0.7cm" svg:x="11.6cm" svg:y="18.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1" draw:layer="layout" svg:width="0.6cm" svg:height="0.7cm" svg:x="5.6cm" svg:y="18.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0" draw:text-style-name="P1" draw:layer="layout" svg:width="0.6cm" svg:height="0.7cm" svg:x="4.6cm" svg:y="18.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1" draw:text-style-name="P1" draw:layer="layout" svg:width="0.6cm" svg:height="0.7cm" svg:x="18.6cm" svg:y="18.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2" draw:text-style-name="P1" draw:layer="layout" svg:width="0.6cm" svg:height="0.7cm" svg:x="15.6cm" svg:y="18.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3" draw:text-style-name="P1" draw:layer="layout" svg:width="0.6cm" svg:height="0.7cm" svg:x="14.6cm" svg:y="18.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7" draw:text-style-name="P1" draw:layer="layout" svg:width="0.6cm" svg:height="0.7cm" svg:x="7.6cm" svg:y="18.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4" draw:text-style-name="P1" draw:layer="layout" svg:width="0.6cm" svg:height="0.7cm" svg:x="6.6cm" svg:y="18.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" draw:layer="layout" svg:width="0.6cm" svg:height="0.7cm" svg:x="17.6cm" svg:y="18.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4" draw:text-style-name="P1" draw:layer="layout" svg:width="0.6cm" svg:height="0.7cm" svg:x="12.6cm" svg:y="18.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5" draw:text-style-name="P1" draw:layer="layout" svg:width="0.6cm" svg:height="0.7cm" svg:x="10.6cm" svg:y="18.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6" draw:text-style-name="P1" draw:layer="layout" svg:width="0.6cm" svg:height="0.7cm" svg:x="3.6cm" svg:y="18.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6" draw:text-style-name="P1" draw:layer="layout" svg:width="0.6cm" svg:height="0.7cm" svg:x="2.6cm" svg:y="18.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" draw:layer="layout" svg:width="0.6cm" svg:height="0.7cm" svg:x="1.6cm" svg:y="18.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2" draw:text-style-name="P1" draw:layer="layout" svg:width="0.6cm" svg:height="0.7cm" svg:x="0.6cm" svg:y="18.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3" draw:text-style-name="P1" draw:layer="layout" svg:width="0.6cm" svg:height="0.7cm" svg:x="-0.4cm" svg:y="18.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0" draw:text-style-name="P1" draw:layer="layout" svg:width="0.6cm" svg:height="0.7cm" svg:x="-1.4cm" svg:y="18.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2" draw:text-style-name="P1" draw:layer="layout" svg:width="0.6cm" svg:height="0.7cm" svg:x="-2.4cm" svg:y="18.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draw:layer="layout" svg:width="0.6cm" svg:height="0.7cm" svg:x="-3.4cm" svg:y="18.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4" draw:text-style-name="P1" draw:layer="layout" svg:width="0.6cm" svg:height="0.7cm" svg:x="24.5cm" svg:y="15.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draw:layer="layout" svg:width="0.6cm" svg:height="0.7cm" svg:x="23.5cm" svg:y="15.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1" draw:text-style-name="P1" draw:layer="layout" svg:width="0.6cm" svg:height="0.7cm" svg:x="14.6cm" svg:y="17.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" draw:layer="layout" svg:width="0.6cm" svg:height="0.7cm" svg:x="10.6cm" svg:y="17.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6" draw:text-style-name="P1" draw:layer="layout" svg:width="0.6cm" svg:height="0.7cm" svg:x="13.6cm" svg:y="17.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7" draw:text-style-name="P1" draw:layer="layout" svg:width="0.6cm" svg:height="0.7cm" svg:x="8.6cm" svg:y="17.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0" draw:text-style-name="P1" draw:layer="layout" svg:width="0.6cm" svg:height="0.7cm" svg:x="11.6cm" svg:y="17.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3" draw:text-style-name="P1" draw:layer="layout" svg:width="0.6cm" svg:height="0.7cm" svg:x="6.6cm" svg:y="17.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0.6cm" svg:height="0.7cm" svg:x="9.6cm" svg:y="17.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6" draw:text-style-name="P1" draw:layer="layout" svg:width="0.6cm" svg:height="0.7cm" svg:x="12.6cm" svg:y="17.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0" draw:text-style-name="P1" draw:layer="layout" svg:width="0.6cm" svg:height="0.7cm" svg:x="7.6cm" svg:y="17.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1" draw:text-style-name="P1" draw:layer="layout" svg:width="0.6cm" svg:height="0.7cm" svg:x="5.6cm" svg:y="17.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1" draw:layer="layout" svg:width="0.6cm" svg:height="0.7cm" svg:x="4.6cm" svg:y="17.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6" draw:text-style-name="P1" draw:layer="layout" svg:width="0.6cm" svg:height="0.7cm" svg:x="3.6cm" svg:y="17.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6" draw:text-style-name="P1" draw:layer="layout" svg:width="0.6cm" svg:height="0.7cm" svg:x="2.6cm" svg:y="17.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7" draw:text-style-name="P1" draw:layer="layout" svg:width="0.6cm" svg:height="0.7cm" svg:x="1.6cm" svg:y="17.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3" draw:text-style-name="P1" draw:layer="layout" svg:width="0.6cm" svg:height="0.7cm" svg:x="0.6cm" svg:y="17.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6" draw:text-style-name="P1" draw:layer="layout" svg:width="0.6cm" svg:height="0.7cm" svg:x="-0.4cm" svg:y="17.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" draw:layer="layout" svg:width="0.6cm" svg:height="0.7cm" svg:x="-1.4cm" svg:y="17.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draw:layer="layout" svg:width="0.6cm" svg:height="0.7cm" svg:x="-2.4cm" svg:y="17.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6" draw:text-style-name="P1" draw:layer="layout" svg:width="0.6cm" svg:height="0.7cm" svg:x="-3.4cm" svg:y="17.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1" draw:layer="layout" svg:width="0.6cm" svg:height="0.7cm" svg:x="-4.4cm" svg:y="17.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8" draw:text-style-name="P1" draw:layer="layout" svg:width="0.6cm" svg:height="0.7cm" svg:x="13.9cm" svg:y="15.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1" draw:text-style-name="P1" draw:layer="layout" svg:width="0.6cm" svg:height="0.7cm" svg:x="15.9cm" svg:y="15.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0.6cm" svg:height="0.7cm" svg:x="10.9cm" svg:y="15.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1" draw:layer="layout" svg:width="0.6cm" svg:height="0.7cm" svg:x="14.9cm" svg:y="15.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9" draw:text-style-name="P1" draw:layer="layout" svg:width="0.6cm" svg:height="0.7cm" svg:x="12.9cm" svg:y="15.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7" draw:text-style-name="P1" draw:layer="layout" svg:width="0.6cm" svg:height="0.7cm" svg:x="11.9cm" svg:y="15.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7" draw:text-style-name="P1" draw:layer="layout" svg:width="0.6cm" svg:height="0.7cm" svg:x="9.9cm" svg:y="15.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4" draw:text-style-name="P1" draw:layer="layout" svg:width="0.6cm" svg:height="0.7cm" svg:x="8.9cm" svg:y="15.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7" draw:text-style-name="P1" draw:layer="layout" svg:width="0.6cm" svg:height="0.7cm" svg:x="7.9cm" svg:y="15.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0.6cm" svg:height="0.7cm" svg:x="6.9cm" svg:y="15.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6" draw:text-style-name="P1" draw:layer="layout" svg:width="0.6cm" svg:height="0.7cm" svg:x="5.9cm" svg:y="15.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0" draw:text-style-name="P1" draw:layer="layout" svg:width="0.6cm" svg:height="0.7cm" svg:x="4.9cm" svg:y="15.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3" draw:text-style-name="P1" draw:layer="layout" svg:width="0.6cm" svg:height="0.7cm" svg:x="3.7cm" svg:y="15.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1" draw:text-style-name="P1" draw:layer="layout" svg:width="0.6cm" svg:height="0.7cm" svg:x="1.5cm" svg:y="15.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0" draw:text-style-name="P1" draw:layer="layout" svg:width="0.6cm" svg:height="0.7cm" svg:x="2.5cm" svg:y="15.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0.6cm" svg:height="0.7cm" svg:x="0.5cm" svg:y="15.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" draw:layer="layout" svg:width="0.6cm" svg:height="0.7cm" svg:x="-0.5cm" svg:y="15.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1" draw:layer="layout" svg:width="0.6cm" svg:height="0.7cm" svg:x="-1.5cm" svg:y="15.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0.6cm" svg:height="0.7cm" svg:x="-2.4cm" svg:y="15.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6" draw:text-style-name="P1" draw:layer="layout" svg:width="0.6cm" svg:height="0.7cm" svg:x="-3.3cm" svg:y="15.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1" draw:text-style-name="P1" draw:layer="layout" svg:width="0.6cm" svg:height="0.7cm" svg:x="-4.3cm" svg:y="15.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" draw:layer="layout" svg:width="0.6cm" svg:height="0.7cm" svg:x="-4.4cm" svg:y="18.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" draw:layer="layout" svg:width="0.6cm" svg:height="0.7cm" svg:x="19.6cm" svg:y="15.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2" draw:text-style-name="P1" draw:layer="layout" svg:width="0.6cm" svg:height="0.7cm" svg:x="18.7cm" svg:y="15.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9" draw:text-style-name="P1" draw:layer="layout" svg:width="0.6cm" svg:height="0.7cm" svg:x="17.8cm" svg:y="15.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8" draw:text-style-name="P1" draw:layer="layout" svg:width="0.6cm" svg:height="0.7cm" svg:x="16.9cm" svg:y="15.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1" draw:layer="layout" svg:width="0.6cm" svg:height="0.7cm" svg:x="21.6cm" svg:y="15.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7" draw:text-style-name="P1" draw:layer="layout" svg:width="0.6cm" svg:height="0.7cm" svg:x="20.6cm" svg:y="15.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rect draw:style-name="gr33" draw:text-style-name="P2" xml:id="id3" draw:id="id3" draw:layer="layout" svg:width="4.7cm" svg:height="3.6cm" svg:x="-4cm" svg:y="-7.6cm">
          <text:p text:style-name="P1"><text:span text:style-name="T1">preposition</text:span></text:p>
        </draw:rect>
        <draw:rect draw:style-name="gr33" draw:text-style-name="P2" xml:id="id2" draw:id="id2" draw:layer="layout" svg:width="4.768cm" svg:height="3.6cm" svg:x="1.347cm" svg:y="-7.6cm">
          <text:p text:style-name="P1"><text:span text:style-name="T1">verb</text:span></text:p>
        </draw:rect>
        <draw:rect draw:style-name="gr33" draw:text-style-name="P2" xml:id="id4" draw:id="id4" draw:layer="layout" svg:width="4.77cm" svg:height="3.6cm" svg:x="6.8cm" svg:y="-7.6cm">
          <text:p text:style-name="P1"><text:span text:style-name="T1">Thinking in English</text:span></text:p>
        </draw:rect>
        <draw:rect draw:style-name="gr33" draw:text-style-name="P2" xml:id="id5" draw:id="id5" draw:layer="layout" svg:width="4.7cm" svg:height="3.6cm" svg:x="12.126cm" svg:y="-7.6cm">
          <text:p text:style-name="P1"><text:span text:style-name="T1">Verbid</text:span></text:p>
        </draw:rect>
        <draw:rect draw:style-name="gr1" draw:text-style-name="P1" xml:id="id7" draw:id="id7" draw:layer="measurelines" svg:width="4.7cm" svg:height="16.2cm" svg:x="-4cm" svg:y="-2.5cm">
          <text:p text:style-name="P1">On</text:p>
          <text:p text:style-name="P1">Over</text:p>
          <text:p text:style-name="P1">Above</text:p>
          <text:p text:style-name="P1">Beneath</text:p>
          <text:p text:style-name="P1">Under</text:p>
          <text:p text:style-name="P1">Below</text:p>
          <text:p text:style-name="P1">To</text:p>
          <text:p text:style-name="P1">From</text:p>
          <text:p text:style-name="P1">Into</text:p>
          <text:p text:style-name="P1">Out of</text:p>
          <text:p text:style-name="P1">Through</text:p>
          <text:p text:style-name="P1">At</text:p>
          <text:p text:style-name="P1">With</text:p>
          <text:p text:style-name="P1">By</text:p>
          <text:p text:style-name="P1">Beside</text:p>
          <text:p text:style-name="P1">Up</text:p>
          <text:p text:style-name="P1">Down</text:p>
          <text:p text:style-name="P1"/>
          <text:p text:style-name="P1">Comparison</text:p>
          <text:p text:style-name="P1"/>
        </draw:rect>
        <draw:rect draw:style-name="gr1" draw:text-style-name="P1" xml:id="id8" draw:id="id8" draw:layer="measurelines" svg:width="4.768cm" svg:height="16.2cm" svg:x="1.332cm" svg:y="-2.5cm">
          <text:p text:style-name="P1">Get</text:p>
          <text:p text:style-name="P1">Take</text:p>
          <text:p text:style-name="P1">Run</text:p>
          <text:p text:style-name="P1">Put</text:p>
          <text:p text:style-name="P1">Make</text:p>
          <text:p text:style-name="P1">Keep</text:p>
          <text:p text:style-name="P1">Appreciate</text:p>
          <text:p text:style-name="P1"/>
          <text:p text:style-name="P1">Travel</text:p>
          <text:p text:style-name="P1"/>
          <text:p text:style-name="P1"/>
        </draw:rect>
        <draw:connector draw:style-name="gr34" draw:text-style-name="P3" draw:layer="measurelines" svg:x1="-1.65cm" svg:y1="-4cm" svg:x2="-1.65cm" svg:y2="-2.5cm" draw:start-shape="id3" draw:end-shape="id7" draw:end-glue-point="0" svg:d="M-1650-4000v1500">
          <text:p/>
        </draw:connector>
        <draw:connector draw:style-name="gr34" draw:text-style-name="P3" draw:layer="measurelines" svg:x1="3.731cm" svg:y1="-4cm" svg:x2="3.716cm" svg:y2="-2.5cm" draw:start-shape="id2" draw:end-shape="id8" svg:d="M3731-4000v757h-15v743">
          <text:p/>
        </draw:connector>
        <draw:rect draw:style-name="gr1" draw:text-style-name="P1" draw:layer="measurelines" svg:width="4.67cm" svg:height="16.2cm" svg:x="6.8cm" svg:y="-2.5cm">
          <text:p text:style-name="P1">Participle</text:p>
          <text:p text:style-name="P1">Participle</text:p>
          <text:p text:style-name="P1">Noun</text:p>
          <text:p text:style-name="P1"/>
          <text:p text:style-name="P1">추상명사 </text:p>
          <text:p text:style-name="P1"/>
          <text:p text:style-name="P1">사물주어</text:p>
          <text:p text:style-name="P1"/>
          <text:p text:style-name="P1">해석:직역 의역</text:p>
          <text:p text:style-name="P1"/>
        </draw:rect>
        <draw:rect draw:style-name="gr33" draw:text-style-name="P2" xml:id="id6" draw:id="id6" draw:layer="layout" svg:width="4.7cm" svg:height="3.6cm" svg:x="17.2cm" svg:y="-7.6cm">
          <text:p text:style-name="P1"><text:span text:style-name="T1">Clause</text:span></text:p>
        </draw:rect>
        <draw:rect draw:style-name="gr1" draw:text-style-name="P1" draw:layer="layout" svg:width="4.7cm" svg:height="16.2cm" svg:x="12.126cm" svg:y="-2.5cm">
          <text:p text:style-name="P1">준동사</text:p>
          <text:p text:style-name="P1"/>
        </draw:rect>
        <draw:rect draw:style-name="gr1" draw:text-style-name="P1" draw:layer="layout" svg:width="4.7cm" svg:height="16.3cm" svg:x="17.2cm" svg:y="-2.5cm">
          <text:p text:style-name="P1">절</text:p>
          <text:p text:style-name="P1"/>
        </draw:rect>
        <draw:rect draw:style-name="gr33" draw:text-style-name="P2" xml:id="id9" draw:id="id9" draw:layer="layout" svg:width="4.7cm" svg:height="3.6cm" svg:x="-9.2cm" svg:y="-7.6cm">
          <text:p text:style-name="P1"><text:span text:style-name="T1">dust-jacket</text:span></text:p>
        </draw:rect>
        <draw:rect draw:style-name="gr2" draw:text-style-name="P1" xml:id="id10" draw:id="id10" draw:layer="layout" svg:width="4.7cm" svg:height="16.2cm" svg:x="-9.2cm" svg:y="-2.5cm">
          <text:p/>
        </draw:rect>
        <draw:connector draw:style-name="gr34" draw:text-style-name="P3" draw:layer="layout" svg:x1="-6.85cm" svg:y1="-4cm" svg:x2="-6.85cm" svg:y2="-2.5cm" draw:start-shape="id9" draw:end-shape="id10" draw:end-glue-point="0" svg:d="M-6850-4000v1500">
          <text:p/>
        </draw:connector>
        <draw:rect draw:style-name="gr33" draw:text-style-name="P2" xml:id="id11" draw:id="id11" draw:layer="layout" svg:width="4.7cm" svg:height="3.6cm" svg:x="-4cm" svg:y="-7.6cm">
          <text:p text:style-name="P1"><text:span text:style-name="T1">preposition</text:span></text:p>
        </draw:rect>
        <draw:rect draw:style-name="gr1" draw:text-style-name="P1" xml:id="id12" draw:id="id12" draw:layer="layout" svg:width="4.7cm" svg:height="16.2cm" svg:x="-4cm" svg:y="-2.5cm">
          <text:p text:style-name="P1">On</text:p>
          <text:p text:style-name="P1">Over</text:p>
          <text:p text:style-name="P1">Above</text:p>
          <text:p text:style-name="P1">Beneath</text:p>
          <text:p text:style-name="P1">Under</text:p>
          <text:p text:style-name="P1">Below</text:p>
          <text:p text:style-name="P1">To</text:p>
          <text:p text:style-name="P1">From</text:p>
          <text:p text:style-name="P1">Into</text:p>
          <text:p text:style-name="P1">Out of</text:p>
          <text:p text:style-name="P1">Through</text:p>
          <text:p text:style-name="P1">At</text:p>
          <text:p text:style-name="P1">With</text:p>
          <text:p text:style-name="P1">By</text:p>
          <text:p text:style-name="P1">Beside</text:p>
          <text:p text:style-name="P1">Up</text:p>
          <text:p text:style-name="P1">Down</text:p>
          <text:p text:style-name="P1"/>
          <text:p text:style-name="P1">Comparison</text:p>
          <text:p text:style-name="P1"/>
        </draw:rect>
        <draw:connector draw:style-name="gr34" draw:text-style-name="P3" draw:layer="layout" svg:x1="-1.65cm" svg:y1="-4cm" svg:x2="-1.65cm" svg:y2="-2.5cm" draw:start-shape="id11" draw:end-shape="id12" draw:end-glue-point="0" svg:d="M-1650-4000v1500">
          <text:p/>
        </draw:connector>
        <draw:rect draw:style-name="gr33" draw:text-style-name="P2" xml:id="id13" draw:id="id13" draw:layer="layout" svg:width="4.7cm" svg:height="3.6cm" svg:x="27.4cm" svg:y="-7.6cm">
          <text:p text:style-name="P1"><text:span text:style-name="T1">Front matter</text:span></text:p>
        </draw:rect>
        <draw:rect draw:style-name="gr1" draw:text-style-name="P1" draw:layer="layout" svg:width="4.7cm" svg:height="16.3cm" svg:x="27.4cm" svg:y="-2.5cm">
          <text:p text:style-name="P1">Half title</text:p>
          <text:p text:style-name="P1"/>
          <text:p text:style-name="P1">Title page</text:p>
          <text:p text:style-name="P1"/>
          <text:p text:style-name="P1">Colophon</text:p>
          <text:p text:style-name="P1"/>
          <text:p text:style-name="P1">Frontispiece</text:p>
          <text:p text:style-name="P1"/>
          <text:p text:style-name="P1">Dedication</text:p>
          <text:p text:style-name="P1"/>
          <text:p text:style-name="P1">Epigraph</text:p>
          <text:p text:style-name="P1"/>
          <text:p text:style-name="P1">Contents</text:p>
          <text:p text:style-name="P1"/>
          <text:p text:style-name="P1">Foreword</text:p>
          <text:p text:style-name="P1"/>
          <text:p text:style-name="P1">Preface</text:p>
          <text:p text:style-name="P1"/>
          <text:p text:style-name="P1">Acknowledgment</text:p>
          <text:p text:style-name="P1"/>
          <text:p text:style-name="P1">Introduction</text:p>
          <text:p text:style-name="P1">Prologue</text:p>
          <text:p text:style-name="P1"/>
        </draw:rect>
        <draw:rect draw:style-name="gr33" draw:text-style-name="P2" xml:id="id14" draw:id="id14" draw:layer="layout" svg:width="4.7cm" svg:height="3.6cm" svg:x="32.4cm" svg:y="-7.6cm">
          <text:p text:style-name="P1"><text:span text:style-name="T1">Back matter</text:span></text:p>
        </draw:rect>
        <draw:rect draw:style-name="gr1" draw:text-style-name="P1" draw:layer="layout" svg:width="4.7cm" svg:height="16.3cm" svg:x="32.4cm" svg:y="-2.5cm">
          <text:p text:style-name="P1">Epilogue</text:p>
          <text:p text:style-name="P1"/>
          <text:p text:style-name="P1">Extro or Outro</text:p>
          <text:p text:style-name="P1"/>
          <text:p text:style-name="P1">Afterword</text:p>
          <text:p text:style-name="P1"/>
          <text:p text:style-name="P1">Conclusion</text:p>
          <text:p text:style-name="P1"/>
          <text:p text:style-name="P1">Postscript</text:p>
          <text:p text:style-name="P1"/>
          <text:p text:style-name="P1">Appendix or Addendum</text:p>
          <text:p text:style-name="P1"/>
          <text:p text:style-name="P1">Glossary</text:p>
          <text:p text:style-name="P1"/>
          <text:p text:style-name="P1">Bibliography</text:p>
          <text:p text:style-name="P1"/>
          <text:p text:style-name="P1">Index</text:p>
          <text:p text:style-name="P1"/>
          <text:p text:style-name="P1">Colophon</text:p>
          <text:p text:style-name="P1"/>
          <text:p text:style-name="P1">Postface</text:p>
        </draw:rect>
        <draw:connector draw:style-name="gr2" draw:text-style-name="P1" draw:layer="layout" svg:x1="11.2cm" svg:y1="-10.9cm" svg:x2="-6.85cm" svg:y2="-7.6cm" draw:start-shape="id1" draw:end-shape="id9" draw:end-glue-point="0" svg:d="M11200-10900v1644h-18050v1656">
          <text:p/>
        </draw:connector>
        <draw:connector draw:style-name="gr2" draw:text-style-name="P1" draw:layer="layout" svg:x1="11.2cm" svg:y1="-10.9cm" svg:x2="29.75cm" svg:y2="-7.6cm" draw:start-shape="id1" draw:start-glue-point="2" draw:end-shape="id13" draw:end-glue-point="0" svg:d="M11200-10900v1644h18550v1656">
          <text:p/>
        </draw:connector>
        <draw:connector draw:style-name="gr2" draw:text-style-name="P1" draw:layer="layout" svg:x1="11.2cm" svg:y1="-10.9cm" svg:x2="34.75cm" svg:y2="-7.6cm" draw:start-shape="id1" draw:end-shape="id14" draw:end-glue-point="0" svg:d="M11200-10900v1644h23550v1656">
          <text:p/>
        </draw:connector>
        <draw:rect draw:style-name="gr1" draw:text-style-name="P1" draw:layer="layout" svg:width="7.7cm" svg:height="12.8cm" svg:x="10.2cm" svg:y="27.8cm">
          <text:p text:style-name="P1"><text:span text:style-name="T2">Idioms. Metaphor</text:span></text:p>
          <text:p text:style-name="P1"><text:span text:style-name="T2"/></text:p>
          <text:p text:style-name="P1"><text:span text:style-name="T2"/></text:p>
          <text:p text:style-name="P4">1. idiom</text:p>
          <text:p text:style-name="P4">2.mean</text:p>
          <text:p text:style-name="P4">3.mean(korean)</text:p>
          <text:p text:style-name="P4">4. examples</text:p>
          <text:p text:style-name="P4">5.translation</text:p>
          <text:p text:style-name="P4">6.long sentence</text:p>
        </draw:rect>
        <draw:rect draw:style-name="gr1" draw:text-style-name="P1" draw:layer="measurelines" svg:width="8.9cm" svg:height="12.8cm" svg:x="-1.6cm" svg:y="27.7cm">
          <text:p text:style-name="P1"><text:span text:style-name="T2">The Process of Work</text:span></text:p>
          <text:p text:style-name="P1"><text:span text:style-name="T2"/></text:p>
          <text:p text:style-name="P1"><text:span text:style-name="T2"/></text:p>
          <text:p text:style-name="P4">1.Frame Checker</text:p>
          <text:p text:style-name="P4"/>
          <text:p text:style-name="P4">2.Element Checker</text:p>
          <text:p text:style-name="P4"/>
          <text:p text:style-name="P4">3.Style Checker</text:p>
          <text:p text:style-name="P4"/>
          <text:p text:style-name="P1"/>
          <text:p text:style-name="P1"/>
        </draw:rect>
        <draw:custom-shape draw:style-name="gr35" draw:text-style-name="P1" draw:layer="layout" svg:width="0.6cm" svg:height="0.7cm" svg:x="5.676cm" svg:y="19.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35" draw:text-style-name="P1" draw:layer="layout" svg:width="0.6cm" svg:height="0.7cm" svg:x="9.7cm" svg:y="19.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35" draw:text-style-name="P1" draw:layer="layout" svg:width="0.6cm" svg:height="0.7cm" svg:x="6.591cm" svg:y="19.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35" draw:text-style-name="P1" draw:layer="layout" svg:width="0.6cm" svg:height="0.7cm" svg:x="8.636cm" svg:y="19.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35" draw:text-style-name="P1" draw:layer="layout" svg:width="0.6cm" svg:height="0.7cm" svg:x="7.6cm" svg:y="19.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35" draw:text-style-name="P1" draw:layer="layout" svg:width="0.6cm" svg:height="0.7cm" svg:x="10.7cm" svg:y="19.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35" draw:text-style-name="P1" draw:layer="layout" svg:width="0.6cm" svg:height="0.7cm" svg:x="14.624cm" svg:y="19.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35" draw:text-style-name="P1" draw:layer="layout" svg:width="0.6cm" svg:height="0.7cm" svg:x="11.615cm" svg:y="19.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35" draw:text-style-name="P1" draw:layer="layout" svg:width="0.6cm" svg:height="0.7cm" svg:x="13.66cm" svg:y="19.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35" draw:text-style-name="P1" draw:layer="layout" svg:width="0.6cm" svg:height="0.7cm" svg:x="12.624cm" svg:y="19.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35" draw:text-style-name="P1" draw:layer="layout" svg:width="0.6cm" svg:height="0.7cm" svg:x="15.552cm" svg:y="19.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35" draw:text-style-name="P1" draw:layer="layout" svg:width="0.6cm" svg:height="0.7cm" svg:x="19.676cm" svg:y="19.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35" draw:text-style-name="P1" draw:layer="layout" svg:width="0.6cm" svg:height="0.7cm" svg:x="16.567cm" svg:y="19.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35" draw:text-style-name="P1" draw:layer="layout" svg:width="0.6cm" svg:height="0.7cm" svg:x="18.612cm" svg:y="19.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35" draw:text-style-name="P1" draw:layer="layout" svg:width="0.6cm" svg:height="0.7cm" svg:x="17.576cm" svg:y="19.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35" draw:text-style-name="P1" draw:layer="layout" svg:width="0.6cm" svg:height="0.7cm" svg:x="20.676cm" svg:y="19.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35" draw:text-style-name="P1" draw:layer="layout" svg:width="0.6cm" svg:height="0.7cm" svg:x="24.5cm" svg:y="19.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35" draw:text-style-name="P1" draw:layer="layout" svg:width="0.6cm" svg:height="0.7cm" svg:x="21.591cm" svg:y="19.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35" draw:text-style-name="P1" draw:layer="layout" svg:width="0.6cm" svg:height="0.7cm" svg:x="23.536cm" svg:y="19.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35" draw:text-style-name="P1" draw:layer="layout" svg:width="0.6cm" svg:height="0.7cm" svg:x="22.6cm" svg:y="19.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35" draw:text-style-name="P1" draw:layer="layout" svg:width="0.6cm" svg:height="0.7cm" svg:x="-4.4cm" svg:y="20.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35" draw:text-style-name="P1" draw:layer="layout" svg:width="0.6cm" svg:height="0.7cm" svg:x="-0.376cm" svg:y="20.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35" draw:text-style-name="P1" draw:layer="layout" svg:width="0.6cm" svg:height="0.7cm" svg:x="-3.485cm" svg:y="20.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35" draw:text-style-name="P1" draw:layer="layout" svg:width="0.6cm" svg:height="0.7cm" svg:x="-1.44cm" svg:y="20.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35" draw:text-style-name="P1" draw:layer="layout" svg:width="0.6cm" svg:height="0.7cm" svg:x="-2.476cm" svg:y="20.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35" draw:text-style-name="P1" draw:layer="layout" svg:width="0.6cm" svg:height="0.7cm" svg:x="0.624cm" svg:y="20.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35" draw:text-style-name="P1" draw:layer="layout" svg:width="0.6cm" svg:height="0.7cm" svg:x="4.548cm" svg:y="20.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35" draw:text-style-name="P1" draw:layer="layout" svg:width="0.6cm" svg:height="0.7cm" svg:x="1.539cm" svg:y="20.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35" draw:text-style-name="P1" draw:layer="layout" svg:width="0.6cm" svg:height="0.7cm" svg:x="3.584cm" svg:y="20.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35" draw:text-style-name="P1" draw:layer="layout" svg:width="0.6cm" svg:height="0.7cm" svg:x="2.548cm" svg:y="20.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35" draw:text-style-name="P1" draw:layer="layout" svg:width="0.6cm" svg:height="0.7cm" svg:x="5.576cm" svg:y="20.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35" draw:text-style-name="P1" draw:layer="layout" svg:width="0.6cm" svg:height="0.7cm" svg:x="9.6cm" svg:y="20.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35" draw:text-style-name="P1" draw:layer="layout" svg:width="0.6cm" svg:height="0.7cm" svg:x="6.491cm" svg:y="20.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35" draw:text-style-name="P1" draw:layer="layout" svg:width="0.6cm" svg:height="0.7cm" svg:x="8.536cm" svg:y="20.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35" draw:text-style-name="P1" draw:layer="layout" svg:width="0.6cm" svg:height="0.7cm" svg:x="7.5cm" svg:y="20.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35" draw:text-style-name="P1" draw:layer="layout" svg:width="0.6cm" svg:height="0.7cm" svg:x="10.6cm" svg:y="20.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35" draw:text-style-name="P1" draw:layer="layout" svg:width="0.6cm" svg:height="0.7cm" svg:x="14.524cm" svg:y="20.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35" draw:text-style-name="P1" draw:layer="layout" svg:width="0.6cm" svg:height="0.7cm" svg:x="11.515cm" svg:y="20.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35" draw:text-style-name="P1" draw:layer="layout" svg:width="0.6cm" svg:height="0.7cm" svg:x="13.56cm" svg:y="20.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35" draw:text-style-name="P1" draw:layer="layout" svg:width="0.6cm" svg:height="0.7cm" svg:x="12.524cm" svg:y="20.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35" draw:text-style-name="P1" draw:layer="layout" svg:width="0.6cm" svg:height="0.7cm" svg:x="15.576cm" svg:y="20.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35" draw:text-style-name="P1" draw:layer="layout" svg:width="0.6cm" svg:height="0.7cm" svg:x="19.6cm" svg:y="20.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35" draw:text-style-name="P1" draw:layer="layout" svg:width="0.6cm" svg:height="0.7cm" svg:x="16.491cm" svg:y="20.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35" draw:text-style-name="P1" draw:layer="layout" svg:width="0.6cm" svg:height="0.7cm" svg:x="18.536cm" svg:y="20.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35" draw:text-style-name="P1" draw:layer="layout" svg:width="0.6cm" svg:height="0.7cm" svg:x="17.5cm" svg:y="20.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35" draw:text-style-name="P1" draw:layer="layout" svg:width="0.6cm" svg:height="0.7cm" svg:x="20.6cm" svg:y="20.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35" draw:text-style-name="P1" draw:layer="layout" svg:width="0.6cm" svg:height="0.7cm" svg:x="24.524cm" svg:y="20.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35" draw:text-style-name="P1" draw:layer="layout" svg:width="0.6cm" svg:height="0.7cm" svg:x="21.515cm" svg:y="20.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35" draw:text-style-name="P1" draw:layer="layout" svg:width="0.6cm" svg:height="0.7cm" svg:x="23.56cm" svg:y="20.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35" draw:text-style-name="P1" draw:layer="layout" svg:width="0.6cm" svg:height="0.7cm" svg:x="22.524cm" svg:y="20.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35" draw:text-style-name="P1" draw:layer="layout" svg:width="0.6cm" svg:height="0.7cm" svg:x="-4.4cm" svg:y="24.4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35" draw:text-style-name="P1" draw:layer="layout" svg:width="0.6cm" svg:height="0.7cm" svg:x="-0.376cm" svg:y="24.4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35" draw:text-style-name="P1" draw:layer="layout" svg:width="0.6cm" svg:height="0.7cm" svg:x="-3.485cm" svg:y="24.4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35" draw:text-style-name="P1" draw:layer="layout" svg:width="0.6cm" svg:height="0.7cm" svg:x="-1.44cm" svg:y="24.4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35" draw:text-style-name="P1" draw:layer="layout" svg:width="0.6cm" svg:height="0.7cm" svg:x="-2.476cm" svg:y="24.4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35" draw:text-style-name="P1" draw:layer="layout" svg:width="0.6cm" svg:height="0.7cm" svg:x="0.624cm" svg:y="24.4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35" draw:text-style-name="P1" draw:layer="layout" svg:width="0.6cm" svg:height="0.7cm" svg:x="4.548cm" svg:y="24.4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35" draw:text-style-name="P1" draw:layer="layout" svg:width="0.6cm" svg:height="0.7cm" svg:x="1.539cm" svg:y="24.4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35" draw:text-style-name="P1" draw:layer="layout" svg:width="0.6cm" svg:height="0.7cm" svg:x="3.584cm" svg:y="24.4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35" draw:text-style-name="P1" draw:layer="layout" svg:width="0.6cm" svg:height="0.7cm" svg:x="2.548cm" svg:y="24.4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35" draw:text-style-name="P1" draw:layer="layout" svg:width="0.6cm" svg:height="0.7cm" svg:x="5.576cm" svg:y="24.4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35" draw:text-style-name="P1" draw:layer="layout" svg:width="0.6cm" svg:height="0.7cm" svg:x="9.6cm" svg:y="24.4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35" draw:text-style-name="P1" draw:layer="layout" svg:width="0.6cm" svg:height="0.7cm" svg:x="6.491cm" svg:y="24.4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35" draw:text-style-name="P1" draw:layer="layout" svg:width="0.6cm" svg:height="0.7cm" svg:x="8.536cm" svg:y="24.4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35" draw:text-style-name="P1" draw:layer="layout" svg:width="0.6cm" svg:height="0.7cm" svg:x="7.5cm" svg:y="24.4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35" draw:text-style-name="P1" draw:layer="layout" svg:width="0.6cm" svg:height="0.7cm" svg:x="10.6cm" svg:y="24.4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35" draw:text-style-name="P1" draw:layer="layout" svg:width="0.6cm" svg:height="0.7cm" svg:x="14.524cm" svg:y="24.4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35" draw:text-style-name="P1" draw:layer="layout" svg:width="0.6cm" svg:height="0.7cm" svg:x="11.515cm" svg:y="24.4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35" draw:text-style-name="P1" draw:layer="layout" svg:width="0.6cm" svg:height="0.7cm" svg:x="13.56cm" svg:y="24.4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35" draw:text-style-name="P1" draw:layer="layout" svg:width="0.6cm" svg:height="0.7cm" svg:x="12.524cm" svg:y="24.4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35" draw:text-style-name="P1" draw:layer="layout" svg:width="0.6cm" svg:height="0.7cm" svg:x="15.576cm" svg:y="24.4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35" draw:text-style-name="P1" draw:layer="layout" svg:width="0.6cm" svg:height="0.7cm" svg:x="19.6cm" svg:y="24.4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35" draw:text-style-name="P1" draw:layer="layout" svg:width="0.6cm" svg:height="0.7cm" svg:x="16.491cm" svg:y="24.4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35" draw:text-style-name="P1" draw:layer="layout" svg:width="0.6cm" svg:height="0.7cm" svg:x="18.536cm" svg:y="24.4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35" draw:text-style-name="P1" draw:layer="layout" svg:width="0.6cm" svg:height="0.7cm" svg:x="17.5cm" svg:y="24.4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35" draw:text-style-name="P1" draw:layer="layout" svg:width="0.6cm" svg:height="0.7cm" svg:x="20.6cm" svg:y="24.4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35" draw:text-style-name="P1" draw:layer="layout" svg:width="0.6cm" svg:height="0.7cm" svg:x="24.524cm" svg:y="24.4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35" draw:text-style-name="P1" draw:layer="layout" svg:width="0.6cm" svg:height="0.7cm" svg:x="21.515cm" svg:y="24.4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35" draw:text-style-name="P1" draw:layer="layout" svg:width="0.6cm" svg:height="0.7cm" svg:x="23.56cm" svg:y="24.4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35" draw:text-style-name="P1" draw:layer="layout" svg:width="0.6cm" svg:height="0.7cm" svg:x="22.524cm" svg:y="24.4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35" draw:text-style-name="P1" draw:layer="layout" svg:width="0.6cm" svg:height="0.7cm" svg:x="-4.4cm" svg:y="23.2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35" draw:text-style-name="P1" draw:layer="layout" svg:width="0.6cm" svg:height="0.7cm" svg:x="-0.376cm" svg:y="23.2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35" draw:text-style-name="P1" draw:layer="layout" svg:width="0.6cm" svg:height="0.7cm" svg:x="-3.485cm" svg:y="23.2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35" draw:text-style-name="P1" draw:layer="layout" svg:width="0.6cm" svg:height="0.7cm" svg:x="-1.44cm" svg:y="23.2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35" draw:text-style-name="P1" draw:layer="layout" svg:width="0.6cm" svg:height="0.7cm" svg:x="-2.476cm" svg:y="23.2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35" draw:text-style-name="P1" draw:layer="layout" svg:width="0.6cm" svg:height="0.7cm" svg:x="0.624cm" svg:y="23.2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35" draw:text-style-name="P1" draw:layer="layout" svg:width="0.6cm" svg:height="0.7cm" svg:x="4.548cm" svg:y="23.2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35" draw:text-style-name="P1" draw:layer="layout" svg:width="0.6cm" svg:height="0.7cm" svg:x="1.539cm" svg:y="23.2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35" draw:text-style-name="P1" draw:layer="layout" svg:width="0.6cm" svg:height="0.7cm" svg:x="3.584cm" svg:y="23.2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35" draw:text-style-name="P1" draw:layer="layout" svg:width="0.6cm" svg:height="0.7cm" svg:x="2.548cm" svg:y="23.2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35" draw:text-style-name="P1" draw:layer="layout" svg:width="0.6cm" svg:height="0.7cm" svg:x="5.576cm" svg:y="23.2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35" draw:text-style-name="P1" draw:layer="layout" svg:width="0.6cm" svg:height="0.7cm" svg:x="9.6cm" svg:y="23.2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35" draw:text-style-name="P1" draw:layer="layout" svg:width="0.6cm" svg:height="0.7cm" svg:x="6.491cm" svg:y="23.2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35" draw:text-style-name="P1" draw:layer="layout" svg:width="0.6cm" svg:height="0.7cm" svg:x="8.536cm" svg:y="23.2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35" draw:text-style-name="P1" draw:layer="layout" svg:width="0.6cm" svg:height="0.7cm" svg:x="7.5cm" svg:y="23.2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35" draw:text-style-name="P1" draw:layer="layout" svg:width="0.6cm" svg:height="0.7cm" svg:x="10.6cm" svg:y="23.2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35" draw:text-style-name="P1" draw:layer="layout" svg:width="0.6cm" svg:height="0.7cm" svg:x="14.524cm" svg:y="23.2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35" draw:text-style-name="P1" draw:layer="layout" svg:width="0.6cm" svg:height="0.7cm" svg:x="11.515cm" svg:y="23.2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35" draw:text-style-name="P1" draw:layer="layout" svg:width="0.6cm" svg:height="0.7cm" svg:x="13.56cm" svg:y="23.2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35" draw:text-style-name="P1" draw:layer="layout" svg:width="0.6cm" svg:height="0.7cm" svg:x="12.524cm" svg:y="23.2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35" draw:text-style-name="P1" draw:layer="layout" svg:width="0.6cm" svg:height="0.7cm" svg:x="15.576cm" svg:y="23.2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35" draw:text-style-name="P1" draw:layer="layout" svg:width="0.6cm" svg:height="0.7cm" svg:x="19.6cm" svg:y="23.2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35" draw:text-style-name="P1" draw:layer="layout" svg:width="0.6cm" svg:height="0.7cm" svg:x="16.491cm" svg:y="23.2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35" draw:text-style-name="P1" draw:layer="layout" svg:width="0.6cm" svg:height="0.7cm" svg:x="18.536cm" svg:y="23.2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35" draw:text-style-name="P1" draw:layer="layout" svg:width="0.6cm" svg:height="0.7cm" svg:x="17.5cm" svg:y="23.2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35" draw:text-style-name="P1" draw:layer="layout" svg:width="0.6cm" svg:height="0.7cm" svg:x="20.6cm" svg:y="23.2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35" draw:text-style-name="P1" draw:layer="layout" svg:width="0.6cm" svg:height="0.7cm" svg:x="24.524cm" svg:y="23.2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35" draw:text-style-name="P1" draw:layer="layout" svg:width="0.6cm" svg:height="0.7cm" svg:x="21.515cm" svg:y="23.2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35" draw:text-style-name="P1" draw:layer="layout" svg:width="0.6cm" svg:height="0.7cm" svg:x="23.56cm" svg:y="23.2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35" draw:text-style-name="P1" draw:layer="layout" svg:width="0.6cm" svg:height="0.7cm" svg:x="22.524cm" svg:y="23.2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35" draw:text-style-name="P1" draw:layer="layout" svg:width="0.6cm" svg:height="0.7cm" svg:x="-4.4cm" svg:y="22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35" draw:text-style-name="P1" draw:layer="layout" svg:width="0.6cm" svg:height="0.7cm" svg:x="-0.376cm" svg:y="22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35" draw:text-style-name="P1" draw:layer="layout" svg:width="0.6cm" svg:height="0.7cm" svg:x="-3.485cm" svg:y="22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35" draw:text-style-name="P1" draw:layer="layout" svg:width="0.6cm" svg:height="0.7cm" svg:x="-1.44cm" svg:y="22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35" draw:text-style-name="P1" draw:layer="layout" svg:width="0.6cm" svg:height="0.7cm" svg:x="-2.476cm" svg:y="22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35" draw:text-style-name="P1" draw:layer="layout" svg:width="0.6cm" svg:height="0.7cm" svg:x="0.624cm" svg:y="22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35" draw:text-style-name="P1" draw:layer="layout" svg:width="0.6cm" svg:height="0.7cm" svg:x="4.548cm" svg:y="22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35" draw:text-style-name="P1" draw:layer="layout" svg:width="0.6cm" svg:height="0.7cm" svg:x="1.539cm" svg:y="22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35" draw:text-style-name="P1" draw:layer="layout" svg:width="0.6cm" svg:height="0.7cm" svg:x="3.584cm" svg:y="22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35" draw:text-style-name="P1" draw:layer="layout" svg:width="0.6cm" svg:height="0.7cm" svg:x="2.548cm" svg:y="22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35" draw:text-style-name="P1" draw:layer="layout" svg:width="0.6cm" svg:height="0.7cm" svg:x="5.576cm" svg:y="22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35" draw:text-style-name="P1" draw:layer="layout" svg:width="0.6cm" svg:height="0.7cm" svg:x="9.6cm" svg:y="22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35" draw:text-style-name="P1" draw:layer="layout" svg:width="0.6cm" svg:height="0.7cm" svg:x="6.491cm" svg:y="22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35" draw:text-style-name="P1" draw:layer="layout" svg:width="0.6cm" svg:height="0.7cm" svg:x="8.536cm" svg:y="22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35" draw:text-style-name="P1" draw:layer="layout" svg:width="0.6cm" svg:height="0.7cm" svg:x="7.5cm" svg:y="22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35" draw:text-style-name="P1" draw:layer="layout" svg:width="0.6cm" svg:height="0.7cm" svg:x="10.6cm" svg:y="22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35" draw:text-style-name="P1" draw:layer="layout" svg:width="0.6cm" svg:height="0.7cm" svg:x="14.524cm" svg:y="22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35" draw:text-style-name="P1" draw:layer="layout" svg:width="0.6cm" svg:height="0.7cm" svg:x="11.515cm" svg:y="22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35" draw:text-style-name="P1" draw:layer="layout" svg:width="0.6cm" svg:height="0.7cm" svg:x="13.56cm" svg:y="22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35" draw:text-style-name="P1" draw:layer="layout" svg:width="0.6cm" svg:height="0.7cm" svg:x="12.524cm" svg:y="22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35" draw:text-style-name="P1" draw:layer="layout" svg:width="0.6cm" svg:height="0.7cm" svg:x="15.576cm" svg:y="22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35" draw:text-style-name="P1" draw:layer="layout" svg:width="0.6cm" svg:height="0.7cm" svg:x="19.6cm" svg:y="22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35" draw:text-style-name="P1" draw:layer="layout" svg:width="0.6cm" svg:height="0.7cm" svg:x="16.491cm" svg:y="22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35" draw:text-style-name="P1" draw:layer="layout" svg:width="0.6cm" svg:height="0.7cm" svg:x="18.536cm" svg:y="22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35" draw:text-style-name="P1" draw:layer="layout" svg:width="0.6cm" svg:height="0.7cm" svg:x="17.5cm" svg:y="22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35" draw:text-style-name="P1" draw:layer="layout" svg:width="0.6cm" svg:height="0.7cm" svg:x="20.6cm" svg:y="22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35" draw:text-style-name="P1" draw:layer="layout" svg:width="0.6cm" svg:height="0.7cm" svg:x="24.524cm" svg:y="22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35" draw:text-style-name="P1" draw:layer="layout" svg:width="0.6cm" svg:height="0.7cm" svg:x="21.515cm" svg:y="22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35" draw:text-style-name="P1" draw:layer="layout" svg:width="0.6cm" svg:height="0.7cm" svg:x="23.56cm" svg:y="22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35" draw:text-style-name="P1" draw:layer="layout" svg:width="0.6cm" svg:height="0.7cm" svg:x="22.524cm" svg:y="22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2" draw:text-style-name="P1" draw:layer="layout" svg:width="4.7cm" svg:height="16.2cm" svg:x="-14.4cm" svg:y="-2.5cm">
          <text:p/>
        </draw:rect>
        <draw:rect draw:style-name="gr33" draw:text-style-name="P2" xml:id="id15" draw:id="id15" draw:layer="layout" svg:width="4.7cm" svg:height="3.6cm" svg:x="-14.4cm" svg:y="-7.6cm">
          <text:p text:style-name="P1"><text:span text:style-name="T1">Book Cover</text:span></text:p>
        </draw:rect>
        <draw:rect draw:style-name="gr2" draw:text-style-name="P1" draw:layer="layout" svg:width="4.7cm" svg:height="16.2cm" svg:x="22.3cm" svg:y="-2.5cm">
          <text:p/>
        </draw:rect>
        <draw:rect draw:style-name="gr33" draw:text-style-name="P2" xml:id="id16" draw:id="id16" draw:layer="layout" svg:width="4.7cm" svg:height="3.6cm" svg:x="22.3cm" svg:y="-7.6cm">
          <text:p text:style-name="P1"><text:span text:style-name="T1">Essential</text:span></text:p>
        </draw:rect>
        <draw:connector draw:style-name="gr2" draw:text-style-name="P1" draw:layer="layout" svg:x1="11.2cm" svg:y1="-10.9cm" svg:x2="-12.05cm" svg:y2="-7.6cm" draw:start-shape="id1" draw:end-shape="id15" draw:end-glue-point="0" svg:d="M11200-10900v1644h-23250v1656">
          <text:p/>
        </draw:connector>
        <draw:connector draw:style-name="gr2" draw:text-style-name="P1" draw:layer="layout" svg:x1="11.2cm" svg:y1="-10.9cm" svg:x2="24.65cm" svg:y2="-7.6cm" draw:start-shape="id1" draw:end-shape="id16" draw:end-glue-point="0" svg:d="M11200-10900v1644h13450v1656">
          <text:p/>
        </draw:connector>
      </draw:page>
      <draw:page draw:name="page2" draw:style-name="dp1" draw:master-page-name="Default">
        <draw:rect draw:style-name="gr1" draw:text-style-name="P1" draw:layer="layout" svg:width="24.5cm" svg:height="45.65cm" svg:x="-0.1cm" svg:y="-14.85cm">
          <text:p text:style-name="P1">Apply1 : modulize</text:p>
          <text:p text:style-name="P1">Apply2: font</text:p>
          <text:p text:style-name="P1">Apply3:for-each variable, xslt variable</text:p>
          <text:p text:style-name="P1">Apply4: book structure</text:p>
          <text:p text:style-name="P1">Apply5:Book Editor – front interface, back interface</text:p>
          <text:p text:style-name="P1">Apply6:xsl-fo - front matter, back matter</text:p>
          <text:p text:style-name="P1">Apply 7:applying machine, applying way. The way of making</text:p>
          <text:p text:style-name="P1">Apply 8 : dynamic-tagging</text:p>
          <text:p text:style-name="P1">Apply 9 : &lt;p&gt; tag</text:p>
          <text:p text:style-name="P1">Apply 10: how to write</text:p>
          <text:p text:style-name="P1">Apply11:&lt;p&gt; tag modified, refined</text:p>
          <text:p text:style-name="P1">Apply12:dynamic_tag modified(occurrences)</text:p>
          <text:p text:style-name="P1">Apply 13 : reserve part</text:p>
          <text:p text:style-name="P1">Apply 14 : transfer page into reserve for speeding</text:p>
          <text:p text:style-name="P1">Apply15:&lt;p&gt; tag rename into &lt;p1&gt;,&lt;p2&gt;,&lt;p3&gt;, etc.</text:p>
          <text:p text:style-name="P1">Apply16: page(metaphor, idioms) editing</text:p>
          <text:p text:style-name="P1">Apply 17 : page editing</text:p>
          <text:p text:style-name="P1">Apply 18 : php source system iteration(recursion)</text:p>
          <text:p text:style-name="P1">Apply19 : bold English characters</text:p>
          <text:p text:style-name="P1">Apply20:put(use English sentences to explain)</text:p>
          <text:p text:style-name="P1">Apply21:&lt;quote&gt;&lt;/quote&gt; tag.(Start from overall logic when programming using if)</text:p>
          <text:p text:style-name="P1">Apply 22 : through, over. Down</text:p>
          <text:p text:style-name="P1">Apply 23 : function to tag &lt;quote/ for each regular expression.</text:p>
          <text:p text:style-name="P1">Apply 24 : &lt;pic/&gt; tag, and detail of &lt;con_header/&gt;</text:p>
          <text:p text:style-name="P1">Apply 25 : &lt;sen/&gt; tag for numbering the sentences. And &lt;bold/&gt; modifying.</text:p>
          <text:p text:style-name="P1">Apply 26 : &lt;con_header_trans/&gt; tag for English sentences.</text:p>
          <text:p text:style-name="P1">Apply 27 : &lt;trans/&gt; tag in &lt;con_header_trans/&gt;</text:p>
          <text:p text:style-name="P1">Apply 28 : svg collecting, svg locating.</text:p>
          <text:p text:style-name="P1">Apply 29 : get, bear, charge systematized</text:p>
          <text:p text:style-name="P1">Apply 30 : modify page.</text:p>
          <text:p text:style-name="P1">Apply 31 : &lt;trans/&gt; tag</text:p>
          <text:p text:style-name="P1">Apply 32 : &lt;trans&gt;&lt;t/&gt;&lt;/trans&gt;</text:p>
          <text:p text:style-name="P1">Apply33:tagger web interface.</text:p>
          <text:p text:style-name="P1">Apply34 : php function : html_to_txt(remove html tags)</text:p>
          <text:p text:style-name="P1">Apply 35 : ;php function : all_tag(make all tag files from “tagger.xml” file)\</text:p>
          <text:p text:style-name="P1">Apply 36 : book size – 399 page, b5</text:p>
          <text:p text:style-name="P1"/>
          <text:p text:style-name="P1">Apply 37 : front matter : table of contents</text:p>
          <text:p text:style-name="P1">Apply 38 : fop static region.</text:p>
          <text:p text:style-name="P1">Apply 39 : fop back matter (meta).</text:p>
          <text:p text:style-name="P1">Apply 40 : add verbid and clause</text:p>
          <text:p text:style-name="P1">Apply 41 : chapter(top down way)</text:p>
          <text:p text:style-name="P1">Apply42 : chapter heading, chapter page break, page border(use line-height)</text:p>
          <text:p text:style-name="P1">Apply 43 : whole frame completed</text:p>
          <text:p text:style-name="P1">Apply 44 : device for expression to verbid and clause.</text:p>
          <text:p text:style-name="P1">Apply 45 : php : title(), tag_title()</text:p>
          <text:p text:style-name="P1">Apply 46 : page : 영어가 길어지는 이유 frame.</text:p>
          <text:p text:style-name="P1">Apply 47 : section frame.(preposition, verb)</text:p>
          <text:p text:style-name="P1">Apply 48 : sourcesystem map</text:p>
          <text:p text:style-name="P1">Apply 48 : regex search tool(book2/build_d_r_t, book2/regex_tag_search)</text:p>
          <text:p text:style-name="P1">Apply 49 : book2copy function(), &lt;page&gt; for practice</text:p>
          <text:p text:style-name="P1">Apply 50 : sentence numbering function : book2/p_rename , book2/ttlloc_replace</text:p>
          <text:p text:style-name="P1">Apply 50 : front function, back function modified.</text:p>
          <text:p text:style-name="P1">Apply 51 : source collecting function</text:p>
          <text:p text:style-name="P1">Apply 52 : book2 : elements.</text:p>
          <text:p text:style-name="P1"/>
          <text:p text:style-name="P5"><text:span text:style-name="T3">In obscurity, use scaffolding</text:span></text:p>
        </draw:rect>
        <draw:frame draw:style-name="gr36" draw:layer="measurelines" svg:width="3.3cm" svg:height="4.1cm" svg:x="-10.8cm" svg:y="17.5cm">
          <draw:text-box>
            <text:p/>
          </draw:text-box>
        </draw:frame>
      </draw:page>
      <draw:page draw:name="page3" draw:style-name="dp1" draw:master-page-name="Default">
        <draw:rect draw:style-name="gr1" draw:text-style-name="P1" draw:layer="layout" svg:width="6cm" svg:height="4.9cm" svg:x="-10cm" svg:y="-7.5cm">
          <text:p text:style-name="P1">Book size</text:p>
          <text:p text:style-name="P1">Visit print factory</text:p>
          <text:p text:style-name="P1">Visit library</text:p>
        </draw:rect>
        <draw:rect draw:style-name="gr1" draw:text-style-name="P6" draw:layer="layout" svg:width="20.8cm" svg:height="2.7cm" svg:x="-2.2cm" svg:y="-12.6cm">
          <text:p text:style-name="P1"><text:span text:style-name="T4">Work Process</text:span></text:p>
        </draw:rect>
        <draw:rect draw:style-name="gr1" draw:text-style-name="P1" draw:layer="layout" svg:width="6cm" svg:height="4.9cm" svg:x="-1.8cm" svg:y="-7.5cm">
          <text:p text:style-name="P1">Book cover</text:p>
          <text:p text:style-name="P1">Visit print factory</text:p>
          <text:p text:style-name="P1">Visit library</text:p>
        </draw:rect>
        <draw:rect draw:style-name="gr1" draw:text-style-name="P1" draw:layer="layout" svg:width="6cm" svg:height="4.9cm" svg:x="6.9cm" svg:y="-7.5cm">
          <text:p text:style-name="P1">Book interior</text:p>
        </draw:rect>
        <draw:rect draw:style-name="gr2" draw:text-style-name="P1" draw:layer="layout" svg:width="6cm" svg:height="4.9cm" svg:x="24cm" svg:y="-7.5cm">
          <text:p/>
        </draw:rect>
        <draw:rect draw:style-name="gr1" draw:text-style-name="P1" draw:layer="layout" svg:width="6cm" svg:height="4.9cm" svg:x="15.2cm" svg:y="-7.5cm">
          <text:p text:style-name="P1">Contents</text:p>
        </draw:rect>
      </draw:page>
      <draw:page draw:name="page4" draw:style-name="dp1" draw:master-page-name="Default">
        <draw:rect draw:style-name="gr1" draw:text-style-name="P1" draw:layer="layout" svg:width="12.2cm" svg:height="4cm" svg:x="4.2cm" svg:y="-12.6cm">
          <text:p text:style-name="P1">book2</text:p>
        </draw:rect>
        <draw:rect draw:style-name="gr1" draw:text-style-name="P1" draw:layer="layout" svg:width="12.2cm" svg:height="5cm" svg:x="19.6cm" svg:y="-7.2cm">
          <text:p text:style-name="P1">back</text:p>
        </draw:rect>
        <draw:rect draw:style-name="gr1" draw:text-style-name="P1" draw:layer="layout" svg:width="12.2cm" svg:height="5cm" svg:x="4.8cm" svg:y="-7.1cm">
          <text:p text:style-name="P1">Body</text:p>
          <text:p text:style-name="P1"><text:span text:style-name="T5">For all elements,</text:span></text:p>
          <text:p text:style-name="P1">From Sep, 23, 2016</text:p>
        </draw:rect>
        <draw:rect draw:style-name="gr37" draw:text-style-name="P1" draw:layer="layout" svg:width="12.2cm" svg:height="4.9cm" svg:x="-10.3cm" svg:y="-7.1cm">
          <text:p text:style-name="P1">front</text:p>
        </draw:rect>
        <draw:rect draw:style-name="gr38" draw:text-style-name="P1" draw:layer="layout" svg:width="8.5cm" svg:height="38.1cm" svg:x="-20.353cm" svg:y="-0.687cm">
          <text:p text:style-name="P1"><text:span text:style-name="T6"/></text:p>
          <text:p text:style-name="P1"><text:span text:style-name="T6"/></text:p>
          <text:p text:style-name="P1"><text:span text:style-name="T7">Chapter 1</text:span></text:p>
          <text:p text:style-name="P1"><text:span text:style-name="T7"/></text:p>
          <text:p text:style-name="P1"><text:span text:style-name="T8">Section 0</text:span></text:p>
          <text:p text:style-name="P1"><text:span text:style-name="T8"><text:s/></text:span><text:span text:style-name="T9">2, 3, 4, 5, </text:span><text:span text:style-name="T10">6, 7, 8, 9, 10</text:span></text:p>
          <text:p text:style-name="P1"/>
          <text:p text:style-name="P1">Section 1</text:p>
          <text:p text:style-name="P1"><text:s/><text:span text:style-name="T10">2, 3, 4, 5, 6, 7, 8, 9, 10</text:span></text:p>
          <text:p text:style-name="P1"/>
          <text:p text:style-name="P1"><text:span text:style-name="T11"/></text:p>
          <text:p text:style-name="P1"/>
          <text:p text:style-name="P1">Section 2</text:p>
          <text:p text:style-name="P1"><text:s/><text:span text:style-name="T10">2, 3, 4, 5, 6, 7, 8, 9, 10</text:span></text:p>
          <text:p text:style-name="P1"/>
          <text:p text:style-name="P1"/>
          <text:p text:style-name="P1"/>
          <text:p text:style-name="P1">Section 3</text:p>
          <text:p text:style-name="P1"><text:s/><text:span text:style-name="T10">2, 3, 4, 5, 6, 7, 8, 9, 10</text:span></text:p>
          <text:p text:style-name="P1">Four Elements:</text:p>
          <text:p text:style-name="P1">1.idioms</text:p>
          <text:p text:style-name="P1">2.explain</text:p>
          <text:p text:style-name="P1">3.example sentence</text:p>
          <text:p text:style-name="P1">4.a paragraph</text:p>
          <text:p text:style-name="P1"/>
          <text:p text:style-name="P1">Section 4</text:p>
          <text:p text:style-name="P1"><text:s/><text:span text:style-name="T10">2, 3, 4, 5, 6, 7, 8, 9, 10</text:span></text:p>
          <text:p text:style-name="P1"/>
          <text:p text:style-name="P1">Four Elements:</text:p>
          <text:p text:style-name="P1"/>
          <text:p text:style-name="P1">Section 5</text:p>
          <text:p text:style-name="P1"><text:s/><text:span text:style-name="T10">2, 3, 4, 5, 6, 7, 8, 9, 10</text:span></text:p>
          <text:p text:style-name="P1"/>
          <text:p text:style-name="P1">Four Elements:</text:p>
          <text:p text:style-name="P1"/>
          <text:p text:style-name="P1">Section 6</text:p>
          <text:p text:style-name="P1"><text:span text:style-name="T10">2, 3, 4, 5, 6, 7, 8, 9, 10</text:span></text:p>
          <text:p text:style-name="P1"><text:span text:style-name="T12">Four Elements:</text:span></text:p>
        </draw:rect>
        <draw:rect draw:style-name="gr38" draw:text-style-name="P1" draw:layer="layout" svg:width="8.7cm" svg:height="38.1cm" svg:x="-0.199cm" svg:y="-0.598cm">
          <text:p text:style-name="P1"><text:span text:style-name="T6"/></text:p>
          <text:p text:style-name="P1"><text:span text:style-name="T6"/></text:p>
          <text:p text:style-name="P1"><text:span text:style-name="T7">Chapter 3</text:span></text:p>
          <text:p text:style-name="P1"><text:span text:style-name="T13"/></text:p>
          <text:p text:style-name="P1"><text:span text:style-name="T8">Section 0</text:span></text:p>
          <text:p text:style-name="P1"><text:span text:style-name="T9">20,</text:span><text:span text:style-name="T8"> </text:span><text:span text:style-name="T9">21, 22,</text:span><text:span text:style-name="T8"> </text:span><text:span text:style-name="T9">23, 24, </text:span><text:span text:style-name="T8">25</text:span></text:p>
          <text:p text:style-name="P1"><text:span text:style-name="T8"/></text:p>
          <text:p text:style-name="P1"><text:span text:style-name="T8"/></text:p>
          <text:p text:style-name="P1">Section 1</text:p>
          <text:p text:style-name="P1"><text:span text:style-name="T9">20, 21, 22, 23, 24,</text:span><text:span text:style-name="T8"> 25</text:span></text:p>
          <text:p text:style-name="P1"/>
          <text:p text:style-name="P1"/>
          <text:p text:style-name="P1">Section 2</text:p>
          <text:p text:style-name="P1"><text:span text:style-name="T9">20, 21, 22,</text:span><text:span text:style-name="T8"> 23</text:span><text:span text:style-name="T9">, 24,</text:span><text:span text:style-name="T8"> 25</text:span></text:p>
          <text:p text:style-name="P1"/>
          <text:p text:style-name="P1"/>
          <text:p text:style-name="P1">Section 3</text:p>
          <text:p text:style-name="P1"><text:span text:style-name="T9">20, 21, 22,23, 24, 25</text:span></text:p>
          <text:p text:style-name="P1"/>
          <text:p text:style-name="P1"/>
          <text:p text:style-name="P1">Section 4</text:p>
          <text:p text:style-name="P1"><text:span text:style-name="T9">20, 21, 22, 23, 24, 25</text:span></text:p>
          <text:p text:style-name="P1"/>
          <text:p text:style-name="P1"/>
          <text:p text:style-name="P1">Section 5</text:p>
          <text:p text:style-name="P1"><text:span text:style-name="T9">20, 21, 22, 23, 24, 25</text:span></text:p>
          <text:p text:style-name="P1"/>
          <text:p text:style-name="P1"/>
          <text:p text:style-name="P1">Section 6</text:p>
          <text:p text:style-name="P1"><text:span text:style-name="T9">20, 21, 22,23, 24, 25</text:span></text:p>
        </draw:rect>
        <draw:rect draw:style-name="gr38" draw:text-style-name="P1" draw:layer="layout" svg:width="8.6cm" svg:height="38.1cm" svg:x="-10.499cm" svg:y="-0.599cm">
          <text:p text:style-name="P1"><text:span text:style-name="T7"/></text:p>
          <text:p text:style-name="P1"><text:span text:style-name="T7"/></text:p>
          <text:p text:style-name="P1"><text:span text:style-name="T7"/></text:p>
          <text:p text:style-name="P1"><text:span text:style-name="T7">Chapter 2</text:span></text:p>
          <text:p text:style-name="P1"><text:span text:style-name="T7"/></text:p>
          <text:p text:style-name="P1"><text:span text:style-name="T8">Section 0</text:span></text:p>
          <text:p text:style-name="P1"><text:span text:style-name="T9">12, 13, 14, </text:span><text:span text:style-name="T10">15, 16, 17, 18</text:span></text:p>
          <text:p text:style-name="P1"/>
          <text:p text:style-name="P1">Section 1</text:p>
          <text:p text:style-name="P1"><text:span text:style-name="T10">12, 13, 14, 15, 16, 17, 18</text:span></text:p>
          <text:p text:style-name="P1"/>
          <text:p text:style-name="P1"/>
          <text:p text:style-name="P1"/>
          <text:p text:style-name="P1">Section 2</text:p>
          <text:p text:style-name="P1"><text:span text:style-name="T10">12, 13,</text:span> <text:span text:style-name="T10">14, 15, 16, 17, 18</text:span></text:p>
          <text:p text:style-name="P1"/>
          <text:p text:style-name="P1"/>
          <text:p text:style-name="P1"/>
          <text:p text:style-name="P1">Section 3</text:p>
          <text:p text:style-name="P1"><text:span text:style-name="T10">12, 13, 14, 15, 16, 17, 18</text:span></text:p>
          <text:p text:style-name="P1">Four Elements:</text:p>
          <text:p text:style-name="P1">1.idioms</text:p>
          <text:p text:style-name="P1">2.explain</text:p>
          <text:p text:style-name="P1">3.example sentence</text:p>
          <text:p text:style-name="P1">4.a paragraph</text:p>
          <text:p text:style-name="P1"/>
          <text:p text:style-name="P1">Section 4</text:p>
          <text:p text:style-name="P1"><text:span text:style-name="T10">12, 13, 14, 15, 16, 17, 18</text:span></text:p>
          <text:p text:style-name="P1"/>
          <text:p text:style-name="P1">Four Elements:</text:p>
          <text:p text:style-name="P1"/>
          <text:p text:style-name="P1">Section 5</text:p>
          <text:p text:style-name="P1"><text:span text:style-name="T10">12, 13, 14, 15, 16, 17, 18</text:span></text:p>
          <text:p text:style-name="P1"/>
          <text:p text:style-name="P1">Four Elements:</text:p>
          <text:p text:style-name="P1"/>
          <text:p text:style-name="P1">Section 6</text:p>
          <text:p text:style-name="P1"><text:span text:style-name="T10">12, 13, 14, 15, 16, 17, 18</text:span></text:p>
          <text:p text:style-name="P1">Four Elements:</text:p>
        </draw:rect>
        <draw:rect draw:style-name="gr1" draw:text-style-name="P1" draw:layer="layout" svg:width="6.5cm" svg:height="38.1cm" svg:x="35.1cm" svg:y="-0.599cm">
          <text:p text:style-name="P1"><text:span text:style-name="T7">Chapter 6</text:span></text:p>
          <text:p text:style-name="P1"/>
          <text:p text:style-name="P1">Section 1</text:p>
          <text:p text:style-name="P1">47, 48, 49(adjective)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>Section 2</text:p>
          <text:p text:style-name="P1">47, 48, 49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>Section 3</text:p>
          <text:p text:style-name="P1">47, 48, 49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>Section 4</text:p>
          <text:p text:style-name="P1">47, 48, 49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>Section 5</text:p>
          <text:p text:style-name="P1">47, 48, 49</text:p>
          <text:p text:style-name="P1"/>
          <text:p text:style-name="P1"/>
          <text:p text:style-name="P1"/>
          <text:p text:style-name="P1"/>
          <text:p text:style-name="P1"/>
          <text:p text:style-name="P1">Section 6</text:p>
          <text:p text:style-name="P1">47, 48, 49</text:p>
        </draw:rect>
        <draw:rect draw:style-name="gr38" draw:text-style-name="P1" draw:layer="layout" svg:width="12.8cm" svg:height="38.1cm" svg:x="20.602cm" svg:y="-0.6cm">
          <text:p text:style-name="P1"><text:span text:style-name="T7"/></text:p>
          <text:p text:style-name="P1"><text:span text:style-name="T7"/></text:p>
          <text:p text:style-name="P1"><text:span text:style-name="T7"/></text:p>
          <text:p text:style-name="P1"><text:span text:style-name="T7">Chapter 5</text:span></text:p>
          <text:p text:style-name="P1"/>
          <text:p text:style-name="P1">Section 0</text:p>
          <text:p text:style-name="P1"><text:span text:style-name="T10">35, 36, 37, 38, 39, 40,41, 42, 43, 44, 45</text:span> </text:p>
          <text:p text:style-name="P1"/>
          <text:p text:style-name="P1"><text:span text:style-name="T10"/></text:p>
          <text:p text:style-name="P1">Section 1</text:p>
          <text:p text:style-name="P1"><text:span text:style-name="T10">35, 36, 37, 38, 39, 40,41, 42, 43, 44, 45</text:span></text:p>
          <text:p text:style-name="P1"/>
          <text:p text:style-name="P1"/>
          <text:p text:style-name="P1"/>
          <text:p text:style-name="P1">Section 2</text:p>
          <text:p text:style-name="P1"><text:span text:style-name="T10">35, 36, 37, 38, 39, 40,41, 42, 43, 44, 45</text:span></text:p>
          <text:p text:style-name="P1"/>
          <text:p text:style-name="P1"/>
          <text:p text:style-name="P1">Section 3</text:p>
          <text:p text:style-name="P1"><text:span text:style-name="T10">35, 36, 37, 38, 39, 40,41, 42, 43, 44, 45</text:span></text:p>
          <text:p text:style-name="P1"/>
          <text:p text:style-name="P1"/>
          <text:p text:style-name="P1"/>
          <text:p text:style-name="P1"/>
          <text:p text:style-name="P1">Section 4</text:p>
          <text:p text:style-name="P1"><text:span text:style-name="T10">35, 36, 37, 38, 39, 40,41, 42, 43, 44, 45</text:span></text:p>
          <text:p text:style-name="P1"/>
          <text:p text:style-name="P1">Use employee</text:p>
          <text:p text:style-name="P1"><text:s/></text:p>
          <text:p text:style-name="P1"/>
          <text:p text:style-name="P1">Section 5</text:p>
          <text:p text:style-name="P1"><text:span text:style-name="T10">35, 36, 37, 38, 39, 40,41, 42, 43, 44, 45</text:span></text:p>
          <text:p text:style-name="P1"><text:span text:style-name="T14">Two elements:</text:span></text:p>
          <text:p text:style-name="P1"><text:span text:style-name="T14"/></text:p>
          <text:p text:style-name="P1">Use employee </text:p>
          <text:p text:style-name="P1"/>
          <text:p text:style-name="P1"/>
          <text:p text:style-name="P1">Section 6</text:p>
          <text:p text:style-name="P1"><text:span text:style-name="T10">35, 36, 37, 38, 39, 40,41, 42, 43, 44, 45</text:span></text:p>
          <text:p text:style-name="P1">Long paragraph</text:p>
          <text:p text:style-name="P1"/>
          <text:p text:style-name="P1">Use employee </text:p>
          <text:p text:style-name="P1"/>
        </draw:rect>
        <draw:rect draw:style-name="gr38" draw:text-style-name="P1" draw:layer="layout" svg:width="8.7cm" svg:height="38.1cm" svg:x="10.201cm" svg:y="-0.6cm">
          <text:p text:style-name="P1"><text:span text:style-name="T6"/></text:p>
          <text:p text:style-name="P1"><text:span text:style-name="T6"/></text:p>
          <text:p text:style-name="P1"><text:span text:style-name="T7">Chapter 4</text:span></text:p>
          <text:p text:style-name="P1"><text:span text:style-name="T7"/></text:p>
          <text:p text:style-name="P1"><text:span text:style-name="T8">Section 0</text:span></text:p>
          <text:p text:style-name="P1"><text:span text:style-name="T9">27, 28, 29, 30, </text:span><text:span text:style-name="T14">31,</text:span><text:span text:style-name="T9"> 32, 33</text:span></text:p>
          <text:p text:style-name="P1"><text:span text:style-name="T8"/></text:p>
          <text:p text:style-name="P1"><text:span text:style-name="T8"/></text:p>
          <text:p text:style-name="P1">Section 1</text:p>
          <text:p text:style-name="P1"><text:span text:style-name="T9">27, 28, 29, 30, </text:span><text:span text:style-name="T14">31,</text:span><text:span text:style-name="T9"> 32, 33</text:span></text:p>
          <text:p text:style-name="P1"/>
          <text:p text:style-name="P1"/>
          <text:p text:style-name="P1">Section 2</text:p>
          <text:p text:style-name="P1"><text:span text:style-name="T9">27, 28, 29, 30, <text:s/>32, 33</text:span></text:p>
          <text:p text:style-name="P1"/>
          <text:p text:style-name="P1"/>
          <text:p text:style-name="P1">Section 3</text:p>
          <text:p text:style-name="P1"><text:span text:style-name="T9">27, 28, 29, 30, <text:s/>32, 33</text:span></text:p>
          <text:p text:style-name="P1"><text:span text:style-name="T8">Sep, 23</text:span></text:p>
          <text:p text:style-name="P1"><text:span text:style-name="T11"/></text:p>
          <text:p text:style-name="P1"/>
          <text:p text:style-name="P1">Section 4</text:p>
          <text:p text:style-name="P1"><text:span text:style-name="T9">27, 28, 29, 30,</text:span><text:span text:style-name="T14"> </text:span><text:span text:style-name="T9"><text:s/>32, 33</text:span></text:p>
          <text:p text:style-name="P1"><text:span text:style-name="T11"/></text:p>
          <text:p text:style-name="P1">Use employee </text:p>
          <text:p text:style-name="P1"/>
          <text:p text:style-name="P1">Section 5</text:p>
          <text:p text:style-name="P1"><text:span text:style-name="T9">27, 28, 29, 30,</text:span><text:span text:style-name="T15"> </text:span><text:span text:style-name="T9"><text:s/>32, 33</text:span></text:p>
          <text:p text:style-name="P1"><text:span text:style-name="T13"/></text:p>
          <text:p text:style-name="P1"><text:span text:style-name="T14">Two elements:</text:span></text:p>
          <text:p text:style-name="P1"><text:span text:style-name="T14">1.sentences</text:span></text:p>
          <text:p text:style-name="P1"><text:span text:style-name="T14">2.one paragraph</text:span></text:p>
          <text:p text:style-name="P1">Use employee </text:p>
          <text:p text:style-name="P1"/>
          <text:p text:style-name="P1"/>
          <text:p text:style-name="P1">Section 6</text:p>
          <text:p text:style-name="P1"><text:span text:style-name="T9">27, 28, 29, 30, <text:s/>32, 33</text:span></text:p>
          <text:p text:style-name="P1"><text:span text:style-name="T8">Long paragraph</text:span></text:p>
          <text:p text:style-name="P1"/>
          <text:p text:style-name="P1"><text:span text:style-name="T8">Use employee </text:span></text:p>
        </draw:rect>
      </draw:page>
      <draw:page draw:name="page5" draw:style-name="dp1" draw:master-page-name="Default">
        <draw:rect draw:style-name="gr1" draw:text-style-name="P1" draw:layer="layout" svg:width="12.2cm" svg:height="4cm" svg:x="4.201cm" svg:y="-12.6cm">
          <text:p text:style-name="P1">book2</text:p>
        </draw:rect>
        <draw:rect draw:style-name="gr1" draw:text-style-name="P1" draw:layer="layout" svg:width="12.2cm" svg:height="5cm" svg:x="19.601cm" svg:y="-7.2cm">
          <text:p text:style-name="P1">back</text:p>
        </draw:rect>
        <draw:rect draw:style-name="gr1" draw:text-style-name="P1" draw:layer="layout" svg:width="12.2cm" svg:height="5cm" svg:x="4.801cm" svg:y="-7.1cm">
          <text:p text:style-name="P1">Body</text:p>
          <text:p text:style-name="P1"><text:span text:style-name="T5">For styling right before editing</text:span></text:p>
          <text:p text:style-name="P1"><text:span text:style-name="T5">From Sep, 27</text:span></text:p>
        </draw:rect>
        <draw:rect draw:style-name="gr37" draw:text-style-name="P1" draw:layer="layout" svg:width="12.2cm" svg:height="4.9cm" svg:x="-10.299cm" svg:y="-7.1cm">
          <text:p text:style-name="P1">front</text:p>
        </draw:rect>
        <draw:rect draw:style-name="gr38" draw:text-style-name="P7" draw:layer="layout" svg:width="8.5cm" svg:height="38.1cm" svg:x="-20.352cm" svg:y="-0.687cm">
          <text:p text:style-name="P1"><text:span text:style-name="T16"><text:s/></text:span></text:p>
          <text:p text:style-name="P1"><text:span text:style-name="T6"/></text:p>
          <text:p text:style-name="P1"><text:span text:style-name="T6"/></text:p>
          <text:p text:style-name="P1"><text:span text:style-name="T16">Chapter 1</text:span></text:p>
          <text:p text:style-name="P1"><text:span text:style-name="T13"/></text:p>
          <text:p text:style-name="P1"><text:span text:style-name="T14">Section 0</text:span></text:p>
          <text:p text:style-name="P1"><text:span text:style-name="T14"><text:s/></text:span><text:span text:style-name="T9">2, 3, 4, 5, </text:span><text:span text:style-name="T10">6, 7, 8, 9, 10</text:span></text:p>
          <text:p text:style-name="P1"><text:span text:style-name="T12"/></text:p>
          <text:p text:style-name="P1"><text:span text:style-name="T12">Section 1</text:span></text:p>
          <text:p text:style-name="P1"><text:span text:style-name="T12"><text:s/></text:span><text:span text:style-name="T10">2, 3, 4, 5, 6, 7, 8, 9, 10</text:span></text:p>
          <text:p text:style-name="P1"><text:span text:style-name="T12"/></text:p>
          <text:p text:style-name="P1"><text:span text:style-name="T17"><text:s/></text:span></text:p>
          <text:p text:style-name="P1"><text:span text:style-name="T12">Section 2</text:span></text:p>
          <text:p text:style-name="P1"><text:span text:style-name="T12"><text:s/></text:span><text:span text:style-name="T10">2, 3, 4, 5, 6, 7, 8, 9, 10</text:span></text:p>
          <text:p text:style-name="P1"><text:span text:style-name="T12"/></text:p>
          <text:p text:style-name="P1"><text:span text:style-name="T13"/></text:p>
          <text:p text:style-name="P1"><text:span text:style-name="T12">Section 3</text:span></text:p>
          <text:p text:style-name="P1"><text:span text:style-name="T12"><text:s/></text:span><text:span text:style-name="T12">2, 3, 4, 5, 6, 7, 8, 9, 10</text:span></text:p>
          <text:p text:style-name="P1"><text:span text:style-name="T12">Use employee</text:span></text:p>
          <text:p text:style-name="P1"><text:span text:style-name="T12"/></text:p>
          <text:p text:style-name="P1"><text:span text:style-name="T12">Section 4</text:span></text:p>
          <text:p text:style-name="P1"><text:span text:style-name="T12"><text:s/></text:span><text:span text:style-name="T12">2, 3, 4, 5, 6, 7, 8, 9, 10 </text:span></text:p>
          <text:p text:style-name="P1"><text:span text:style-name="T12">Use employee</text:span></text:p>
          <text:p text:style-name="P1"><text:span text:style-name="T12"/></text:p>
          <text:p text:style-name="P1"><text:span text:style-name="T12">Section 5</text:span></text:p>
          <text:p text:style-name="P1"><text:span text:style-name="T12"><text:s/></text:span><text:span text:style-name="T12">2, 3, 4, 5, 6, 7, 8, 9, 10</text:span></text:p>
          <text:p text:style-name="P1"><text:span text:style-name="T12">Use employee</text:span></text:p>
          <text:p text:style-name="P1"><text:span text:style-name="T12"><text:s/></text:span></text:p>
          <text:p text:style-name="P1"><text:span text:style-name="T12">Section 6</text:span></text:p>
          <text:p text:style-name="P1"><text:span text:style-name="T12">2, 3, 4, 5, 6, 7, 8, 9, 10</text:span></text:p>
          <text:p text:style-name="P1"><text:span text:style-name="T12">Use employee </text:span></text:p>
        </draw:rect>
        <draw:rect draw:style-name="gr1" draw:text-style-name="P7" draw:layer="layout" svg:width="8.7cm" svg:height="38.1cm" svg:x="-0.198cm" svg:y="-0.598cm">
          <text:p text:style-name="P1"><text:span text:style-name="T16">Chapter 3</text:span></text:p>
          <text:p text:style-name="P1"><text:span text:style-name="T16"/></text:p>
          <text:p text:style-name="P1"><text:span text:style-name="T14">Section 0</text:span></text:p>
          <text:p text:style-name="P1"><text:span text:style-name="T14">20, 21, 22, 23, 24, 25, 26</text:span></text:p>
          <text:p text:style-name="P1"><text:span text:style-name="T12"/></text:p>
          <text:p text:style-name="P1"><text:span text:style-name="T12">Section 1</text:span></text:p>
          <text:p text:style-name="P1"><text:span text:style-name="T14">20, 21, 22, 23, 24, 25, 26</text:span></text:p>
          <text:p text:style-name="P1"><text:span text:style-name="T12"/></text:p>
          <text:p text:style-name="P1"><text:span text:style-name="T12"/></text:p>
          <text:p text:style-name="P1"><text:span text:style-name="T12"/></text:p>
          <text:p text:style-name="P1"><text:span text:style-name="T12">Section 2</text:span></text:p>
          <text:p text:style-name="P1"><text:span text:style-name="T14">20, 21, 22, 23, 24, 25, 26</text:span></text:p>
          <text:p text:style-name="P1"><text:span text:style-name="T12"/></text:p>
          <text:p text:style-name="P1"><text:span text:style-name="T12"/></text:p>
          <text:p text:style-name="P1"><text:span text:style-name="T12"/></text:p>
          <text:p text:style-name="P1"><text:span text:style-name="T12">Section 3</text:span></text:p>
          <text:p text:style-name="P1"><text:span text:style-name="T14">20, 21, 22,23, 24, 25, 26</text:span></text:p>
          <text:p text:style-name="P1"><text:span text:style-name="T12">Use employee</text:span></text:p>
          <text:p text:style-name="P1"><text:span text:style-name="T12"/></text:p>
          <text:p text:style-name="P1"><text:span text:style-name="T12"/></text:p>
          <text:p text:style-name="P1"><text:span text:style-name="T12">Section 4</text:span></text:p>
          <text:p text:style-name="P1"><text:span text:style-name="T14">20, 21, 22, 23, 24, 25, 26</text:span></text:p>
          <text:p text:style-name="P1"><text:span text:style-name="T12">Use employee</text:span></text:p>
          <text:p text:style-name="P1"><text:span text:style-name="T12"/></text:p>
          <text:p text:style-name="P1"><text:span text:style-name="T12"/></text:p>
          <text:p text:style-name="P1"><text:span text:style-name="T12">Section 5</text:span></text:p>
          <text:p text:style-name="P1"><text:span text:style-name="T14">20, 21, 22, 23, 24, 25, 26</text:span></text:p>
          <text:p text:style-name="P1"><text:span text:style-name="T12">Use employee</text:span></text:p>
          <text:p text:style-name="P1"><text:span text:style-name="T12"/></text:p>
          <text:p text:style-name="P1"><text:span text:style-name="T12">Section 6</text:span></text:p>
          <text:p text:style-name="P1"><text:span text:style-name="T14">20, 21, 22,23, 24, 25, 26</text:span></text:p>
          <text:p text:style-name="P1"><text:span text:style-name="T14">Use employee</text:span></text:p>
        </draw:rect>
        <draw:rect draw:style-name="gr38" draw:text-style-name="P7" draw:layer="layout" svg:width="8.6cm" svg:height="38.1cm" svg:x="-10.498cm" svg:y="-0.556cm">
          <text:p text:style-name="P1"><text:span text:style-name="T16"/></text:p>
          <text:p text:style-name="P1"><text:span text:style-name="T16"/></text:p>
          <text:p text:style-name="P1"><text:span text:style-name="T16"/></text:p>
          <text:p text:style-name="P1"><text:span text:style-name="T6">Current Goal</text:span></text:p>
          <text:p text:style-name="P1"><text:span text:style-name="T16">Chapter 2</text:span></text:p>
          <text:p text:style-name="P1"><text:span text:style-name="T16"/></text:p>
          <text:p text:style-name="P1"><text:span text:style-name="T13">cursor</text:span></text:p>
          <text:p text:style-name="P1"><text:span text:style-name="T14">Section 0</text:span></text:p>
          <text:p text:style-name="P1"><text:span text:style-name="T9">12, 13, 14, </text:span><text:span text:style-name="T10">15, 16,</text:span><text:span text:style-name="T12"> 17, 18</text:span></text:p>
          <text:p text:style-name="P1"><text:span text:style-name="T12"/></text:p>
          <text:p text:style-name="P1"><text:span text:style-name="T12">Section 1</text:span></text:p>
          <text:p text:style-name="P1"><text:span text:style-name="T10">12, 13, 14, 15, 16,</text:span><text:span text:style-name="T12"> 17, 18</text:span></text:p>
          <text:p text:style-name="P1"><text:span text:style-name="T12"/></text:p>
          <text:p text:style-name="P1"><text:span text:style-name="T12"/></text:p>
          <text:p text:style-name="P1"><text:span text:style-name="T12">Section 2</text:span></text:p>
          <text:p text:style-name="P1"><text:span text:style-name="T10">12, 13, 14, 15, 16,</text:span><text:span text:style-name="T12"> 17, 18</text:span></text:p>
          <text:p text:style-name="P1"><text:span text:style-name="T12"/></text:p>
          <text:p text:style-name="P1"><text:span text:style-name="T12">Section 3</text:span></text:p>
          <text:p text:style-name="P1"><text:span text:style-name="T12">12, 13, 14, 15, 16, 17, 18</text:span></text:p>
          <text:p text:style-name="P1"><text:span text:style-name="T12">Use employee</text:span></text:p>
          <text:p text:style-name="P1"><text:span text:style-name="T12"><text:s/></text:span></text:p>
          <text:p text:style-name="P1"><text:span text:style-name="T12">Section 4</text:span></text:p>
          <text:p text:style-name="P1"><text:span text:style-name="T12">12, 13, 14, 15, 16, 17, 18</text:span></text:p>
          <text:p text:style-name="P1"><text:span text:style-name="T12">Use employee</text:span></text:p>
          <text:p text:style-name="P1"><text:span text:style-name="T12"><text:s/></text:span></text:p>
          <text:p text:style-name="P1"><text:span text:style-name="T12"/></text:p>
          <text:p text:style-name="P1"><text:span text:style-name="T12">Section 5</text:span></text:p>
          <text:p text:style-name="P1"><text:span text:style-name="T12">12, 13, 14, 15, 16, 17, 18</text:span></text:p>
          <text:p text:style-name="P1"><text:span text:style-name="T12">Use employee</text:span></text:p>
          <text:p text:style-name="P1"><text:span text:style-name="T12"><text:s/></text:span></text:p>
          <text:p text:style-name="P1"><text:span text:style-name="T12"/></text:p>
          <text:p text:style-name="P1"><text:span text:style-name="T12">Section 6</text:span></text:p>
          <text:p text:style-name="P1"><text:span text:style-name="T12">12, 13, 14, 15, 16, 17, 18</text:span></text:p>
          <text:p text:style-name="P1"><text:span text:style-name="T12">Use employee </text:span></text:p>
        </draw:rect>
        <draw:rect draw:style-name="gr1" draw:text-style-name="P7" draw:layer="layout" svg:width="6.5cm" svg:height="38.1cm" svg:x="35.101cm" svg:y="-0.599cm">
          <text:p text:style-name="P1"><text:span text:style-name="T16">Chapter 6</text:span></text:p>
          <text:p text:style-name="P1"><text:span text:style-name="T12"/></text:p>
          <text:p text:style-name="P1"><text:span text:style-name="T12">Section 1</text:span></text:p>
          <text:p text:style-name="P1"><text:span text:style-name="T12">48, 49, 50(adjective)</text:span></text:p>
          <text:p text:style-name="P1"><text:span text:style-name="T12"/></text:p>
          <text:p text:style-name="P1"><text:span text:style-name="T12"/></text:p>
          <text:p text:style-name="P1"><text:span text:style-name="T12"/></text:p>
          <text:p text:style-name="P1"><text:span text:style-name="T12"/></text:p>
          <text:p text:style-name="P1"><text:span text:style-name="T12"/></text:p>
          <text:p text:style-name="P1"><text:span text:style-name="T12"/></text:p>
          <text:p text:style-name="P1"><text:span text:style-name="T12">Section 2</text:span></text:p>
          <text:p text:style-name="P1"><text:span text:style-name="T12">48, 49, 50</text:span></text:p>
          <text:p text:style-name="P1"><text:span text:style-name="T12"/></text:p>
          <text:p text:style-name="P1"><text:span text:style-name="T12"/></text:p>
          <text:p text:style-name="P1"><text:span text:style-name="T12"/></text:p>
          <text:p text:style-name="P1"><text:span text:style-name="T12"/></text:p>
          <text:p text:style-name="P1"><text:span text:style-name="T12"/></text:p>
          <text:p text:style-name="P1"><text:span text:style-name="T12"/></text:p>
          <text:p text:style-name="P1"><text:span text:style-name="T12">Section 3</text:span></text:p>
          <text:p text:style-name="P1"><text:span text:style-name="T12">48, 49, 50</text:span></text:p>
          <text:p text:style-name="P1"><text:span text:style-name="T12"/></text:p>
          <text:p text:style-name="P1"><text:span text:style-name="T12"/></text:p>
          <text:p text:style-name="P1"><text:span text:style-name="T12"/></text:p>
          <text:p text:style-name="P1"><text:span text:style-name="T12"/></text:p>
          <text:p text:style-name="P1"><text:span text:style-name="T12"/></text:p>
          <text:p text:style-name="P1"><text:span text:style-name="T12"/></text:p>
          <text:p text:style-name="P1"><text:span text:style-name="T12">Section 4</text:span></text:p>
          <text:p text:style-name="P1"><text:span text:style-name="T12">48, 49, 50</text:span></text:p>
          <text:p text:style-name="P1"><text:span text:style-name="T12"/></text:p>
          <text:p text:style-name="P1"><text:span text:style-name="T12"/></text:p>
          <text:p text:style-name="P1"><text:span text:style-name="T12"/></text:p>
          <text:p text:style-name="P1"><text:span text:style-name="T12"/></text:p>
          <text:p text:style-name="P1"><text:span text:style-name="T12"/></text:p>
          <text:p text:style-name="P1"><text:span text:style-name="T12"/></text:p>
          <text:p text:style-name="P1"><text:span text:style-name="T12">Section 5</text:span></text:p>
          <text:p text:style-name="P1"><text:span text:style-name="T12">48, 49, 50</text:span></text:p>
          <text:p text:style-name="P1"><text:span text:style-name="T12"/></text:p>
          <text:p text:style-name="P1"><text:span text:style-name="T12"/></text:p>
          <text:p text:style-name="P1"><text:span text:style-name="T12"/></text:p>
          <text:p text:style-name="P1"><text:span text:style-name="T12"/></text:p>
          <text:p text:style-name="P1"><text:span text:style-name="T12"/></text:p>
          <text:p text:style-name="P1"><text:span text:style-name="T12">Section 6</text:span></text:p>
          <text:p text:style-name="P1"><text:span text:style-name="T12">48, 49, 50</text:span></text:p>
        </draw:rect>
        <draw:rect draw:style-name="gr38" draw:text-style-name="P7" draw:layer="layout" svg:width="12.8cm" svg:height="38.1cm" svg:x="20.603cm" svg:y="-0.6cm">
          <text:p text:style-name="P1"><text:span text:style-name="T16"/></text:p>
          <text:p text:style-name="P1"><text:span text:style-name="T16"/></text:p>
          <text:p text:style-name="P1"><text:span text:style-name="T16"/></text:p>
          <text:p text:style-name="P1"><text:span text:style-name="T16">Chapter 5</text:span></text:p>
          <text:p text:style-name="P1"><text:span text:style-name="T12"/></text:p>
          <text:p text:style-name="P1"><text:span text:style-name="T12">Section 0</text:span></text:p>
          <text:p text:style-name="P1"><text:span text:style-name="T10">35, 36, 37, 38, 39, 40,41, 42, 43, 44, 45 </text:span></text:p>
          <text:p text:style-name="P1"><text:span text:style-name="T12"/></text:p>
          <text:p text:style-name="P1"><text:span text:style-name="T12"/></text:p>
          <text:p text:style-name="P1"><text:span text:style-name="T12">Section 1</text:span></text:p>
          <text:p text:style-name="P1"><text:span text:style-name="T10">35, 36, 37, 38, 39, 40, 41, 42, 43, 44, 45</text:span></text:p>
          <text:p text:style-name="P1"><text:span text:style-name="T12"/></text:p>
          <text:p text:style-name="P1"><text:span text:style-name="T12"/></text:p>
          <text:p text:style-name="P1"><text:span text:style-name="T12"/></text:p>
          <text:p text:style-name="P1"><text:span text:style-name="T12">Section 2</text:span></text:p>
          <text:p text:style-name="P1"><text:span text:style-name="T12">35, 36, 37, 38, 39, 40,41, 42, 43, 44, 45</text:span></text:p>
          <text:p text:style-name="P1"><text:span text:style-name="T12"/></text:p>
          <text:p text:style-name="P1"><text:span text:style-name="T12"/></text:p>
          <text:p text:style-name="P1"><text:span text:style-name="T12">Section 3</text:span></text:p>
          <text:p text:style-name="P1"><text:span text:style-name="T10">35, 36, 37, 38, 39, 40,41, 42, 43, 44, 45</text:span></text:p>
          <text:p text:style-name="P1"><text:span text:style-name="T12"/></text:p>
          <text:p text:style-name="P1"><text:span text:style-name="T12"/></text:p>
          <text:p text:style-name="P1"><text:span text:style-name="T12"/></text:p>
          <text:p text:style-name="P1"><text:span text:style-name="T12"/></text:p>
          <text:p text:style-name="P1"><text:span text:style-name="T12">Section 4</text:span></text:p>
          <text:p text:style-name="P1"><text:span text:style-name="T12">35, 36, 37, 38, 39, 40,41, 42, 43, 44, 45</text:span></text:p>
          <text:p text:style-name="P1"><text:span text:style-name="T12">Use employee</text:span></text:p>
          <text:p text:style-name="P1"><text:span text:style-name="T12"><text:s/></text:span></text:p>
          <text:p text:style-name="P1"><text:span text:style-name="T12"/></text:p>
          <text:p text:style-name="P1"><text:span text:style-name="T12"/></text:p>
          <text:p text:style-name="P1"><text:span text:style-name="T12">Section 5</text:span></text:p>
          <text:p text:style-name="P1"><text:span text:style-name="T12">35, 36, 37, 38, 39, 40,41, 42, 43, 44, 45</text:span></text:p>
          <text:p text:style-name="P1"><text:span text:style-name="T12">Use employee </text:span></text:p>
          <text:p text:style-name="P1"><text:span text:style-name="T12"/></text:p>
          <text:p text:style-name="P1"><text:span text:style-name="T12"/></text:p>
          <text:p text:style-name="P1"><text:span text:style-name="T12">Section 6</text:span></text:p>
          <text:p text:style-name="P1"><text:span text:style-name="T12">35, 36, 37, 38, 39, 40,41, 42, 43, 44, 45,</text:span></text:p>
          <text:p text:style-name="P1"><text:span text:style-name="T12">Use employee </text:span></text:p>
          <text:p text:style-name="P1"><text:span text:style-name="T12"/></text:p>
        </draw:rect>
        <draw:rect draw:style-name="gr38" draw:text-style-name="P7" draw:layer="layout" svg:width="8.7cm" svg:height="38.1cm" svg:x="10.159cm" svg:y="-0.6cm">
          <text:p text:style-name="P1"><text:span text:style-name="T16"/></text:p>
          <text:p text:style-name="P1"><text:span text:style-name="T16"/></text:p>
          <text:p text:style-name="P1"><text:span text:style-name="T6"/></text:p>
          <text:p text:style-name="P1"><text:span text:style-name="T16"/></text:p>
          <text:p text:style-name="P1"><text:span text:style-name="T16">Chapter 4</text:span></text:p>
          <text:p text:style-name="P1"><text:span text:style-name="T13"/></text:p>
          <text:p text:style-name="P1"><text:span text:style-name="T14">Section 0</text:span></text:p>
          <text:p text:style-name="P1"><text:span text:style-name="T9">27,</text:span><text:span text:style-name="T14"> </text:span><text:span text:style-name="T9">28, 29,</text:span><text:span text:style-name="T14"> 30, </text:span><text:span text:style-name="T9">31, 32, 33 </text:span></text:p>
          <text:p text:style-name="P1"><text:span text:style-name="T14"/></text:p>
          <text:p text:style-name="P1"><text:span text:style-name="T14"/></text:p>
          <text:p text:style-name="P1"><text:span text:style-name="T12">Section 1</text:span></text:p>
          <text:p text:style-name="P1"><text:span text:style-name="T9">27, 28, 29,</text:span><text:span text:style-name="T14"> 30, </text:span><text:span text:style-name="T9">31,</text:span><text:span text:style-name="T14"> </text:span><text:span text:style-name="T9">32, 33 </text:span></text:p>
          <text:p text:style-name="P1"><text:span text:style-name="T12"/></text:p>
          <text:p text:style-name="P1"><text:span text:style-name="T12"/></text:p>
          <text:p text:style-name="P1"><text:span text:style-name="T12">Section 2</text:span></text:p>
          <text:p text:style-name="P1"><text:span text:style-name="T14">27, 28, 29, 31, 32, 33 </text:span></text:p>
          <text:p text:style-name="P1"><text:span text:style-name="T12"/></text:p>
          <text:p text:style-name="P1"><text:span text:style-name="T12"/></text:p>
          <text:p text:style-name="P1"><text:span text:style-name="T12">Section 3</text:span></text:p>
          <text:p text:style-name="P1"><text:span text:style-name="T9">27, 28,29, 31,</text:span><text:span text:style-name="T14"> </text:span><text:span text:style-name="T9">32, 33</text:span><text:span text:style-name="T14"> </text:span></text:p>
          <text:p text:style-name="P1"><text:span text:style-name="T14">Sep, 23</text:span></text:p>
          <text:p text:style-name="P1"><text:span text:style-name="T12"/></text:p>
          <text:p text:style-name="P1"><text:span text:style-name="T12"/></text:p>
          <text:p text:style-name="P1"><text:span text:style-name="T12">Section 4</text:span></text:p>
          <text:p text:style-name="P1"><text:span text:style-name="T14">27, 28,29, 31, 32, 33 </text:span></text:p>
          <text:p text:style-name="P1"><text:span text:style-name="T12">Use employee </text:span></text:p>
          <text:p text:style-name="P1"><text:span text:style-name="T12"/></text:p>
          <text:p text:style-name="P1"><text:span text:style-name="T12">Section 5</text:span></text:p>
          <text:p text:style-name="P1"><text:span text:style-name="T14">27, 28, 29, 31, 32, 33 </text:span></text:p>
          <text:p text:style-name="P1"><text:span text:style-name="T12">Use employee </text:span></text:p>
          <text:p text:style-name="P1"><text:span text:style-name="T12"/></text:p>
          <text:p text:style-name="P1"><text:span text:style-name="T12"/></text:p>
          <text:p text:style-name="P1"><text:span text:style-name="T12">Section 6</text:span></text:p>
          <text:p text:style-name="P1"><text:span text:style-name="T14">27, 28,29, 31, 32, 33 </text:span></text:p>
          <text:p text:style-name="P1"><text:span text:style-name="T14">Use employee </text:span></text:p>
        </draw:rect>
      </draw:page>
      <draw:page draw:name="page6" draw:style-name="dp1" draw:master-page-name="Default">
        <draw:rect draw:style-name="gr1" draw:text-style-name="P1" draw:layer="layout" svg:width="12.2cm" svg:height="4cm" svg:x="4.202cm" svg:y="-12.6cm">
          <text:p text:style-name="P1">book2</text:p>
        </draw:rect>
        <draw:rect draw:style-name="gr1" draw:text-style-name="P1" draw:layer="layout" svg:width="12.2cm" svg:height="5cm" svg:x="19.602cm" svg:y="-7.2cm">
          <text:p text:style-name="P1">back</text:p>
        </draw:rect>
        <draw:rect draw:style-name="gr1" draw:text-style-name="P1" draw:layer="layout" svg:width="12.2cm" svg:height="5cm" svg:x="4.802cm" svg:y="-7.1cm">
          <text:p text:style-name="P1">Body</text:p>
          <text:p text:style-name="P1"><text:span text:style-name="T5">For English sentences(easy and difficult)</text:span></text:p>
          <text:p text:style-name="P1"><text:span text:style-name="T5">From Oct, 9</text:span></text:p>
        </draw:rect>
        <draw:rect draw:style-name="gr37" draw:text-style-name="P1" draw:layer="layout" svg:width="12.2cm" svg:height="4.9cm" svg:x="-10.298cm" svg:y="-7.1cm">
          <text:p text:style-name="P1">front</text:p>
        </draw:rect>
        <draw:rect draw:style-name="gr38" draw:text-style-name="P7" draw:layer="layout" svg:width="8.5cm" svg:height="38.1cm" svg:x="-20.351cm" svg:y="-0.687cm">
          <text:p text:style-name="P1"><text:span text:style-name="T16"><text:s/></text:span></text:p>
          <text:p text:style-name="P1"><text:span text:style-name="T6">Current Goal</text:span></text:p>
          <text:p text:style-name="P1"><text:span text:style-name="T6"/></text:p>
          <text:p text:style-name="P1"><text:span text:style-name="T16">Chapter 1</text:span></text:p>
          <text:p text:style-name="P1"><text:span text:style-name="T14"/></text:p>
          <text:p text:style-name="P1"><text:span text:style-name="T18">cursor</text:span></text:p>
          <text:p text:style-name="P1"><text:span text:style-name="T14">Section 0</text:span></text:p>
          <text:p text:style-name="P1"><text:span text:style-name="T9"><text:s/></text:span><text:span text:style-name="T19">2, 3,</text:span><text:span text:style-name="T20"> 4, 5, </text:span><text:span text:style-name="T5">6, 7, 8, 9, 10</text:span></text:p>
          <text:p text:style-name="P1"><text:span text:style-name="T12"/></text:p>
          <text:p text:style-name="P1"><text:span text:style-name="T12">Section 1</text:span></text:p>
          <text:p text:style-name="P1"><text:span text:style-name="T10"><text:s/></text:span><text:span text:style-name="T5">2, 3, 4, 5, 6, 7, 8, 9, 10</text:span></text:p>
          <text:p text:style-name="P1"><text:span text:style-name="T12"/></text:p>
          <text:p text:style-name="P1"><text:span text:style-name="T12"><text:s/></text:span></text:p>
          <text:p text:style-name="P1"><text:span text:style-name="T12">Section 2</text:span></text:p>
          <text:p text:style-name="P1"><text:span text:style-name="T10"><text:s/></text:span><text:span text:style-name="T5">2, 3, 4, 5, 6, 7, 8, 9, 10</text:span></text:p>
          <text:p text:style-name="P1"><text:span text:style-name="T12"/></text:p>
          <text:p text:style-name="P1"><text:span text:style-name="T14"/></text:p>
          <text:p text:style-name="P1"><text:span text:style-name="T12">Section 3</text:span></text:p>
          <text:p text:style-name="P1"><text:span text:style-name="T12"><text:s/></text:span><text:span text:style-name="T12">2, 3, 4, 5, 6, 7, 8, 9, 10</text:span></text:p>
          <text:p text:style-name="P1"><text:span text:style-name="T12">Use employee</text:span></text:p>
          <text:p text:style-name="P1"><text:span text:style-name="T12"/></text:p>
          <text:p text:style-name="P1"><text:span text:style-name="T12">Section 4</text:span></text:p>
          <text:p text:style-name="P1"><text:span text:style-name="T12"><text:s/></text:span><text:span text:style-name="T12">2, 3, 4, 5, 6, 7, 8, 9, 10 </text:span></text:p>
          <text:p text:style-name="P1"><text:span text:style-name="T12">Use employee</text:span></text:p>
          <text:p text:style-name="P1"><text:span text:style-name="T12"/></text:p>
          <text:p text:style-name="P1"><text:span text:style-name="T12">Section 5</text:span></text:p>
          <text:p text:style-name="P1"><text:span text:style-name="T12"><text:s/></text:span><text:span text:style-name="T12">2, 3, 4, 5, 6, 7, 8, 9, 10</text:span></text:p>
          <text:p text:style-name="P1"><text:span text:style-name="T12">Use employee</text:span></text:p>
          <text:p text:style-name="P1"><text:span text:style-name="T12"><text:s/></text:span></text:p>
          <text:p text:style-name="P1"><text:span text:style-name="T12">Section 6</text:span></text:p>
          <text:p text:style-name="P1"><text:span text:style-name="T12">2, 3, 4, 5, 6, 7, 8, 9, 10</text:span></text:p>
          <text:p text:style-name="P1"><text:span text:style-name="T12">Use employee </text:span></text:p>
        </draw:rect>
        <draw:rect draw:style-name="gr1" draw:text-style-name="P7" draw:layer="layout" svg:width="8.7cm" svg:height="38.1cm" svg:x="-0.197cm" svg:y="-0.598cm">
          <text:p text:style-name="P1"><text:span text:style-name="T16">Chapter 3</text:span></text:p>
          <text:p text:style-name="P1"><text:span text:style-name="T16"/></text:p>
          <text:p text:style-name="P1"><text:span text:style-name="T14">Section 0</text:span></text:p>
          <text:p text:style-name="P1"><text:span text:style-name="T14">20, 21, 22, 23, 24, 25, 26</text:span></text:p>
          <text:p text:style-name="P1"><text:span text:style-name="T12"/></text:p>
          <text:p text:style-name="P1"><text:span text:style-name="T12">Section 1</text:span></text:p>
          <text:p text:style-name="P1"><text:span text:style-name="T14">20, 21, 22, 23, 24, 25, 26</text:span></text:p>
          <text:p text:style-name="P1"><text:span text:style-name="T12"/></text:p>
          <text:p text:style-name="P1"><text:span text:style-name="T12"/></text:p>
          <text:p text:style-name="P1"><text:span text:style-name="T12"/></text:p>
          <text:p text:style-name="P1"><text:span text:style-name="T12">Section 2</text:span></text:p>
          <text:p text:style-name="P1"><text:span text:style-name="T14">20, 21, 22, 23, 24, 25, 26</text:span></text:p>
          <text:p text:style-name="P1"><text:span text:style-name="T12"/></text:p>
          <text:p text:style-name="P1"><text:span text:style-name="T12"/></text:p>
          <text:p text:style-name="P1"><text:span text:style-name="T12"/></text:p>
          <text:p text:style-name="P1"><text:span text:style-name="T12">Section 3</text:span></text:p>
          <text:p text:style-name="P1"><text:span text:style-name="T14">20, 21, 22,23, 24, 25, 26</text:span></text:p>
          <text:p text:style-name="P1"><text:span text:style-name="T12">Use employee</text:span></text:p>
          <text:p text:style-name="P1"><text:span text:style-name="T12"/></text:p>
          <text:p text:style-name="P1"><text:span text:style-name="T12"/></text:p>
          <text:p text:style-name="P1"><text:span text:style-name="T12">Section 4</text:span></text:p>
          <text:p text:style-name="P1"><text:span text:style-name="T14">20, 21, 22, 23, 24, 25, 26</text:span></text:p>
          <text:p text:style-name="P1"><text:span text:style-name="T12">Use employee</text:span></text:p>
          <text:p text:style-name="P1"><text:span text:style-name="T12"/></text:p>
          <text:p text:style-name="P1"><text:span text:style-name="T12"/></text:p>
          <text:p text:style-name="P1"><text:span text:style-name="T12">Section 5</text:span></text:p>
          <text:p text:style-name="P1"><text:span text:style-name="T14">20, 21, 22, 23, 24, 25, 26</text:span></text:p>
          <text:p text:style-name="P1"><text:span text:style-name="T12">Use employee</text:span></text:p>
          <text:p text:style-name="P1"><text:span text:style-name="T12"/></text:p>
          <text:p text:style-name="P1"><text:span text:style-name="T12">Section 6</text:span></text:p>
          <text:p text:style-name="P1"><text:span text:style-name="T14">20, 21, 22,23, 24, 25, 26</text:span></text:p>
          <text:p text:style-name="P1"><text:span text:style-name="T14">Use employee</text:span></text:p>
        </draw:rect>
        <draw:rect draw:style-name="gr39" draw:text-style-name="P7" draw:layer="layout" svg:width="8.6cm" svg:height="38.1cm" svg:x="-10.497cm" svg:y="-0.556cm">
          <text:p text:style-name="P1"><text:span text:style-name="T16"/></text:p>
          <text:p text:style-name="P1"><text:span text:style-name="T16"/></text:p>
          <text:p text:style-name="P1"><text:span text:style-name="T16"/></text:p>
          <text:p text:style-name="P1"><text:span text:style-name="T6"/></text:p>
          <text:p text:style-name="P1"><text:span text:style-name="T16">Chapter 2</text:span></text:p>
          <text:p text:style-name="P1"><text:span text:style-name="T13"/></text:p>
          <text:p text:style-name="P1"><text:span text:style-name="T14">Section 0</text:span></text:p>
          <text:p text:style-name="P1"><text:span text:style-name="T20">12, 13, 14, </text:span><text:span text:style-name="T5">15, 16, 17, 18</text:span></text:p>
          <text:p text:style-name="P1"><text:span text:style-name="T12"/></text:p>
          <text:p text:style-name="P1"><text:span text:style-name="T12">Section 1</text:span></text:p>
          <text:p text:style-name="P1"><text:span text:style-name="T5">12, 13, 14, 15, 16, 17, 18</text:span></text:p>
          <text:p text:style-name="P1"><text:span text:style-name="T12"/></text:p>
          <text:p text:style-name="P1"><text:span text:style-name="T12"/></text:p>
          <text:p text:style-name="P1"><text:span text:style-name="T12">Section 2</text:span></text:p>
          <text:p text:style-name="P1"><text:span text:style-name="T5">12, 13, 14, 15, 16, 17, 18</text:span></text:p>
          <text:p text:style-name="P1"><text:span text:style-name="T12"/></text:p>
          <text:p text:style-name="P1"><text:span text:style-name="T12">Section 3</text:span></text:p>
          <text:p text:style-name="P1"><text:span text:style-name="T12">12, 13, 14, 15, 16, 17, 18</text:span></text:p>
          <text:p text:style-name="P1"><text:span text:style-name="T12">Use employee</text:span></text:p>
          <text:p text:style-name="P1"><text:span text:style-name="T12"><text:s/></text:span></text:p>
          <text:p text:style-name="P1"><text:span text:style-name="T12">Section 4</text:span></text:p>
          <text:p text:style-name="P1"><text:span text:style-name="T12">12, 13, 14, 15, 16, 17, 18</text:span></text:p>
          <text:p text:style-name="P1"><text:span text:style-name="T12">Use employee</text:span></text:p>
          <text:p text:style-name="P1"><text:span text:style-name="T12"><text:s/></text:span></text:p>
          <text:p text:style-name="P1"><text:span text:style-name="T12"/></text:p>
          <text:p text:style-name="P1"><text:span text:style-name="T12">Section 5</text:span></text:p>
          <text:p text:style-name="P1"><text:span text:style-name="T12">12, 13, 14, 15, 16, 17, 18</text:span></text:p>
          <text:p text:style-name="P1"><text:span text:style-name="T12">Use employee</text:span></text:p>
          <text:p text:style-name="P1"><text:span text:style-name="T12"><text:s/></text:span></text:p>
          <text:p text:style-name="P1"><text:span text:style-name="T12"/></text:p>
          <text:p text:style-name="P1"><text:span text:style-name="T12">Section 6</text:span></text:p>
          <text:p text:style-name="P1"><text:span text:style-name="T12">12, 13, 14, 15, 16, 17, 18</text:span></text:p>
          <text:p text:style-name="P1"><text:span text:style-name="T12">Use employee </text:span></text:p>
        </draw:rect>
        <draw:rect draw:style-name="gr1" draw:text-style-name="P7" draw:layer="layout" svg:width="6.5cm" svg:height="38.1cm" svg:x="35.102cm" svg:y="-0.599cm">
          <text:p text:style-name="P1"><text:span text:style-name="T16">Chapter 6</text:span></text:p>
          <text:p text:style-name="P1"><text:span text:style-name="T12"/></text:p>
          <text:p text:style-name="P1"><text:span text:style-name="T12">Section 1</text:span></text:p>
          <text:p text:style-name="P1"><text:span text:style-name="T12">48, 49, 50(adjective)</text:span></text:p>
          <text:p text:style-name="P1"><text:span text:style-name="T12"/></text:p>
          <text:p text:style-name="P1"><text:span text:style-name="T12"/></text:p>
          <text:p text:style-name="P1"><text:span text:style-name="T12"/></text:p>
          <text:p text:style-name="P1"><text:span text:style-name="T12"/></text:p>
          <text:p text:style-name="P1"><text:span text:style-name="T12"/></text:p>
          <text:p text:style-name="P1"><text:span text:style-name="T12"/></text:p>
          <text:p text:style-name="P1"><text:span text:style-name="T12">Section 2</text:span></text:p>
          <text:p text:style-name="P1"><text:span text:style-name="T12">48, 49, 50</text:span></text:p>
          <text:p text:style-name="P1"><text:span text:style-name="T12"/></text:p>
          <text:p text:style-name="P1"><text:span text:style-name="T12"/></text:p>
          <text:p text:style-name="P1"><text:span text:style-name="T12"/></text:p>
          <text:p text:style-name="P1"><text:span text:style-name="T12"/></text:p>
          <text:p text:style-name="P1"><text:span text:style-name="T12"/></text:p>
          <text:p text:style-name="P1"><text:span text:style-name="T12"/></text:p>
          <text:p text:style-name="P1"><text:span text:style-name="T12">Section 3</text:span></text:p>
          <text:p text:style-name="P1"><text:span text:style-name="T12">48, 49, 50</text:span></text:p>
          <text:p text:style-name="P1"><text:span text:style-name="T12"/></text:p>
          <text:p text:style-name="P1"><text:span text:style-name="T12"/></text:p>
          <text:p text:style-name="P1"><text:span text:style-name="T12"/></text:p>
          <text:p text:style-name="P1"><text:span text:style-name="T12"/></text:p>
          <text:p text:style-name="P1"><text:span text:style-name="T12"/></text:p>
          <text:p text:style-name="P1"><text:span text:style-name="T12"/></text:p>
          <text:p text:style-name="P1"><text:span text:style-name="T12">Section 4</text:span></text:p>
          <text:p text:style-name="P1"><text:span text:style-name="T12">48, 49, 50</text:span></text:p>
          <text:p text:style-name="P1"><text:span text:style-name="T12"/></text:p>
          <text:p text:style-name="P1"><text:span text:style-name="T12"/></text:p>
          <text:p text:style-name="P1"><text:span text:style-name="T12"/></text:p>
          <text:p text:style-name="P1"><text:span text:style-name="T12"/></text:p>
          <text:p text:style-name="P1"><text:span text:style-name="T12"/></text:p>
          <text:p text:style-name="P1"><text:span text:style-name="T12"/></text:p>
          <text:p text:style-name="P1"><text:span text:style-name="T12">Section 5</text:span></text:p>
          <text:p text:style-name="P1"><text:span text:style-name="T12">48, 49, 50</text:span></text:p>
          <text:p text:style-name="P1"><text:span text:style-name="T12"/></text:p>
          <text:p text:style-name="P1"><text:span text:style-name="T12"/></text:p>
          <text:p text:style-name="P1"><text:span text:style-name="T12"/></text:p>
          <text:p text:style-name="P1"><text:span text:style-name="T12"/></text:p>
          <text:p text:style-name="P1"><text:span text:style-name="T12"/></text:p>
          <text:p text:style-name="P1"><text:span text:style-name="T12">Section 6</text:span></text:p>
          <text:p text:style-name="P1"><text:span text:style-name="T12">48, 49, 50</text:span></text:p>
        </draw:rect>
        <draw:rect draw:style-name="gr39" draw:text-style-name="P7" draw:layer="layout" svg:width="12.8cm" svg:height="38.1cm" svg:x="20.604cm" svg:y="-0.6cm">
          <text:p text:style-name="P1"><text:span text:style-name="T16"/></text:p>
          <text:p text:style-name="P1"><text:span text:style-name="T16"/></text:p>
          <text:p text:style-name="P1"><text:span text:style-name="T16"/></text:p>
          <text:p text:style-name="P1"><text:span text:style-name="T16">Chapter 5</text:span></text:p>
          <text:p text:style-name="P1"><text:span text:style-name="T12"/></text:p>
          <text:p text:style-name="P1"><text:span text:style-name="T12">Section 0</text:span></text:p>
          <text:p text:style-name="P1"><text:span text:style-name="T5">35, 36, 37, 38, 39, 40,41, 42, 43, 44, 45</text:span><text:span text:style-name="T12"> </text:span></text:p>
          <text:p text:style-name="P1"><text:span text:style-name="T12"/></text:p>
          <text:p text:style-name="P1"><text:span text:style-name="T12"/></text:p>
          <text:p text:style-name="P1"><text:span text:style-name="T12">Section 1</text:span></text:p>
          <text:p text:style-name="P1"><text:span text:style-name="T5">35, 36, 37, 38, 39, 40, 41, 42, 43, 44, 45</text:span></text:p>
          <text:p text:style-name="P1"><text:span text:style-name="T12"/></text:p>
          <text:p text:style-name="P1"><text:span text:style-name="T12"/></text:p>
          <text:p text:style-name="P1"><text:span text:style-name="T12"/></text:p>
          <text:p text:style-name="P1"><text:span text:style-name="T12">Section 2</text:span></text:p>
          <text:p text:style-name="P1"><text:span text:style-name="T5">35, 36, 37, 38, 39, 40,41, 42, 43, 44, 45</text:span></text:p>
          <text:p text:style-name="P1"><text:span text:style-name="T12"/></text:p>
          <text:p text:style-name="P1"><text:span text:style-name="T12"/></text:p>
          <text:p text:style-name="P1"><text:span text:style-name="T12">Section 3</text:span></text:p>
          <text:p text:style-name="P1"><text:span text:style-name="T5">35, 36, 37, 38, 39, 40,41, 42, 43, 44, 45</text:span></text:p>
          <text:p text:style-name="P1"><text:span text:style-name="T12"/></text:p>
          <text:p text:style-name="P1"><text:span text:style-name="T12"/></text:p>
          <text:p text:style-name="P1"><text:span text:style-name="T12"/></text:p>
          <text:p text:style-name="P1"><text:span text:style-name="T12"/></text:p>
          <text:p text:style-name="P1"><text:span text:style-name="T12">Section 4</text:span></text:p>
          <text:p text:style-name="P1"><text:span text:style-name="T5">35, 36, 37, 38, 39, 40,41, 42, 43, 44, 45</text:span></text:p>
          <text:p text:style-name="P1"><text:span text:style-name="T12">Use employee</text:span></text:p>
          <text:p text:style-name="P1"><text:span text:style-name="T12"><text:s/></text:span></text:p>
          <text:p text:style-name="P1"><text:span text:style-name="T12"/></text:p>
          <text:p text:style-name="P1"><text:span text:style-name="T12"/></text:p>
          <text:p text:style-name="P1"><text:span text:style-name="T12">Section 5</text:span></text:p>
          <text:p text:style-name="P1"><text:span text:style-name="T5">35, 36, 37, 38, 39, 40,41, 42, 43, 44, 45</text:span></text:p>
          <text:p text:style-name="P1"><text:span text:style-name="T12">Use employee </text:span></text:p>
          <text:p text:style-name="P1"><text:span text:style-name="T12"/></text:p>
          <text:p text:style-name="P1"><text:span text:style-name="T12"/></text:p>
          <text:p text:style-name="P1"><text:span text:style-name="T12">Section 6</text:span></text:p>
          <text:p text:style-name="P1"><text:span text:style-name="T12">35, 36, 37, 38, 39, 40,41, 42, 43, 44, 45,</text:span></text:p>
          <text:p text:style-name="P1"><text:span text:style-name="T12">Use employee </text:span></text:p>
          <text:p text:style-name="P1"><text:span text:style-name="T12"/></text:p>
        </draw:rect>
        <draw:rect draw:style-name="gr39" draw:text-style-name="P7" draw:layer="layout" svg:width="8.7cm" svg:height="38.1cm" svg:x="10.16cm" svg:y="-0.6cm">
          <text:p text:style-name="P1"><text:span text:style-name="T16"/></text:p>
          <text:p text:style-name="P1"><text:span text:style-name="T16"/></text:p>
          <text:p text:style-name="P1"><text:span text:style-name="T6"/></text:p>
          <text:p text:style-name="P1"><text:span text:style-name="T16"/></text:p>
          <text:p text:style-name="P1"><text:span text:style-name="T16">Chapter 4</text:span></text:p>
          <text:p text:style-name="P1"><text:span text:style-name="T13"/></text:p>
          <text:p text:style-name="P1"><text:span text:style-name="T14">Section 0</text:span></text:p>
          <text:p text:style-name="P1"><text:span text:style-name="T20">27, 28, 29, 30, 31, 32, 33</text:span><text:span text:style-name="T14"> </text:span></text:p>
          <text:p text:style-name="P1"><text:span text:style-name="T14"/></text:p>
          <text:p text:style-name="P1"><text:span text:style-name="T14"/></text:p>
          <text:p text:style-name="P1"><text:span text:style-name="T12">Section 1</text:span></text:p>
          <text:p text:style-name="P1"><text:span text:style-name="T20">27, 28, 29, 30, 31, 32, 33</text:span><text:span text:style-name="T14"> </text:span></text:p>
          <text:p text:style-name="P1"><text:span text:style-name="T12"/></text:p>
          <text:p text:style-name="P1"><text:span text:style-name="T12"/></text:p>
          <text:p text:style-name="P1"><text:span text:style-name="T12">Section 2</text:span></text:p>
          <text:p text:style-name="P1"><text:span text:style-name="T20">27, 28, 29, 31, 32, 33 </text:span></text:p>
          <text:p text:style-name="P1"><text:span text:style-name="T12"/></text:p>
          <text:p text:style-name="P1"><text:span text:style-name="T12"/></text:p>
          <text:p text:style-name="P1"><text:span text:style-name="T12">Section 3</text:span></text:p>
          <text:p text:style-name="P1"><text:span text:style-name="T20">27, 28,29, 31, 32, 33</text:span><text:span text:style-name="T14"> </text:span></text:p>
          <text:p text:style-name="P1"><text:span text:style-name="T14">Sep, 23</text:span></text:p>
          <text:p text:style-name="P1"><text:span text:style-name="T12"/></text:p>
          <text:p text:style-name="P1"><text:span text:style-name="T12"/></text:p>
          <text:p text:style-name="P1"><text:span text:style-name="T12">Section 4</text:span></text:p>
          <text:p text:style-name="P1"><text:span text:style-name="T20">27, 28,29, 31, 32, 33</text:span><text:span text:style-name="T14"> </text:span></text:p>
          <text:p text:style-name="P1"><text:span text:style-name="T12">Use employee </text:span></text:p>
          <text:p text:style-name="P1"><text:span text:style-name="T12"/></text:p>
          <text:p text:style-name="P1"><text:span text:style-name="T12">Section 5</text:span></text:p>
          <text:p text:style-name="P1"><text:span text:style-name="T20">27, 28, 29, 31, 32, 33 </text:span></text:p>
          <text:p text:style-name="P1"><text:span text:style-name="T12">Use employee </text:span></text:p>
          <text:p text:style-name="P1"><text:span text:style-name="T12"/></text:p>
          <text:p text:style-name="P1"><text:span text:style-name="T12"/></text:p>
          <text:p text:style-name="P1"><text:span text:style-name="T12">Section 6</text:span></text:p>
          <text:p text:style-name="P1"><text:span text:style-name="T14">27, 28,29, 31, 32, 33 </text:span></text:p>
          <text:p text:style-name="P1"><text:span text:style-name="T14">Use employee </text:span>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바탕" style:font-family-generic="roman" style:font-pitch="variable" fo:font-size="24pt" fo:language="en" fo:country="US" style:font-family-asian="바탕" style:font-family-generic-asian="system" style:font-pitch-asian="variable" style:font-size-asian="24pt" style:language-asian="ko" style:country-asian="KR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굴림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ddd ddd</meta:initial-creator>
    <meta:creation-date>2015-06-17T08:18:38.80</meta:creation-date>
    <dc:date>2017-01-23T15:12:52.71</dc:date>
    <dc:creator>David Mountain</dc:creator>
    <meta:editing-duration>PT21H39M4S</meta:editing-duration>
    <meta:editing-cycles>234</meta:editing-cycles>
    <meta:generator>OpenOffice/4.1.3$Win32 OpenOffice.org_project/413m1$Build-9783</meta:generator>
    <meta:document-statistic meta:object-count="317"/>
  </office:meta>
</office:document-meta>
</file>